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8"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9" style:family="paragraph" style:parent-style-name="Standard">
      <style:text-properties officeooo:paragraph-rsid="0780f36f"/>
    </style:style>
    <style:style style:name="P10" style:family="paragraph" style:parent-style-name="Standard">
      <style:text-properties officeooo:paragraph-rsid="0782989f"/>
    </style:style>
    <style:style style:name="P11" style:family="paragraph" style:parent-style-name="Standard">
      <style:text-properties officeooo:paragraph-rsid="078ba564"/>
    </style:style>
    <style:style style:name="P12" style:family="paragraph" style:parent-style-name="Standard">
      <style:text-properties officeooo:rsid="078be8f6" officeooo:paragraph-rsid="078be8f6"/>
    </style:style>
    <style:style style:name="P13" style:family="paragraph" style:parent-style-name="Standard">
      <style:text-properties officeooo:paragraph-rsid="078e4024"/>
    </style:style>
    <style:style style:name="P14" style:family="paragraph" style:parent-style-name="Standard">
      <style:text-properties officeooo:rsid="078ffd06" officeooo:paragraph-rsid="0793f12d"/>
    </style:style>
    <style:style style:name="P15" style:family="paragraph" style:parent-style-name="Standard">
      <style:text-properties officeooo:rsid="078ffd06" officeooo:paragraph-rsid="07947e3f"/>
    </style:style>
    <style:style style:name="P16" style:family="paragraph" style:parent-style-name="Standard">
      <style:text-properties officeooo:paragraph-rsid="07947e3f"/>
    </style:style>
    <style:style style:name="P17" style:family="paragraph" style:parent-style-name="Standard">
      <style:text-properties officeooo:paragraph-rsid="079a6666"/>
    </style:style>
    <style:style style:name="P18" style:family="paragraph" style:parent-style-name="Standard">
      <style:text-properties officeooo:paragraph-rsid="07e7569c"/>
    </style:style>
    <style:style style:name="P19" style:family="paragraph" style:parent-style-name="Standard">
      <style:text-properties officeooo:paragraph-rsid="07b09907"/>
    </style:style>
    <style:style style:name="P20" style:family="paragraph" style:parent-style-name="Standard">
      <style:text-properties officeooo:paragraph-rsid="07b9b07e"/>
    </style:style>
    <style:style style:name="P21" style:family="paragraph" style:parent-style-name="Standard">
      <style:text-properties officeooo:rsid="07bd8db1" officeooo:paragraph-rsid="07bd8db1"/>
    </style:style>
    <style:style style:name="P22" style:family="paragraph" style:parent-style-name="Standard">
      <style:text-properties officeooo:paragraph-rsid="07bd8db1"/>
    </style:style>
    <style:style style:name="P23" style:family="paragraph" style:parent-style-name="Standard">
      <style:text-properties officeooo:rsid="07cd10cb" officeooo:paragraph-rsid="07cdc475"/>
    </style:style>
    <style:style style:name="P24" style:family="paragraph" style:parent-style-name="Standard">
      <style:text-properties officeooo:paragraph-rsid="07cfc0a9"/>
    </style:style>
    <style:style style:name="P25" style:family="paragraph" style:parent-style-name="Standard">
      <style:text-properties officeooo:paragraph-rsid="07d6594e"/>
    </style:style>
    <style:style style:name="P26" style:family="paragraph" style:parent-style-name="Standard">
      <style:text-properties officeooo:paragraph-rsid="07de74ad"/>
    </style:style>
    <style:style style:name="P27" style:family="paragraph" style:parent-style-name="Standard">
      <style:text-properties officeooo:paragraph-rsid="07e8d145"/>
    </style:style>
    <style:style style:name="P28" style:family="paragraph" style:parent-style-name="Standard">
      <style:text-properties officeooo:paragraph-rsid="080d5a30"/>
    </style:style>
    <style:style style:name="P29" style:family="paragraph" style:parent-style-name="Standard">
      <style:text-properties officeooo:paragraph-rsid="0817be4e"/>
    </style:style>
    <style:style style:name="P30" style:family="paragraph" style:parent-style-name="Standard">
      <style:text-properties officeooo:paragraph-rsid="081f1bc2"/>
    </style:style>
    <style:style style:name="P31" style:family="paragraph" style:parent-style-name="Standard">
      <style:text-properties officeooo:paragraph-rsid="082a8c1b"/>
    </style:style>
    <style:style style:name="P32" style:family="paragraph" style:parent-style-name="Standard">
      <style:text-properties officeooo:paragraph-rsid="083b421c"/>
    </style:style>
    <style:style style:name="P33" style:family="paragraph" style:parent-style-name="Standard">
      <style:text-properties officeooo:paragraph-rsid="08531499"/>
    </style:style>
    <style:style style:name="P34" style:family="paragraph" style:parent-style-name="Standard">
      <style:text-properties officeooo:rsid="08531499" officeooo:paragraph-rsid="08531499"/>
    </style:style>
    <style:style style:name="P35" style:family="paragraph" style:parent-style-name="Standard">
      <style:text-properties officeooo:paragraph-rsid="085c2ea7"/>
    </style:style>
    <style:style style:name="P36" style:family="paragraph" style:parent-style-name="Standard">
      <style:text-properties officeooo:paragraph-rsid="0862b938"/>
    </style:style>
    <style:style style:name="P37" style:family="paragraph" style:parent-style-name="Standard">
      <style:text-properties officeooo:paragraph-rsid="08710496"/>
    </style:style>
    <style:style style:name="P38" style:family="paragraph" style:parent-style-name="Standard">
      <style:text-properties officeooo:paragraph-rsid="08772cf0"/>
    </style:style>
    <style:style style:name="P39" style:family="paragraph" style:parent-style-name="Standard">
      <style:text-properties officeooo:rsid="080b3936" officeooo:paragraph-rsid="08774461"/>
    </style:style>
    <style:style style:name="P40" style:family="paragraph" style:parent-style-name="Standard">
      <style:text-properties officeooo:paragraph-rsid="08875768"/>
    </style:style>
    <style:style style:name="P41" style:family="paragraph" style:parent-style-name="Standard">
      <style:text-properties officeooo:rsid="088824d9" officeooo:paragraph-rsid="088824d9"/>
    </style:style>
    <style:style style:name="P42" style:family="paragraph" style:parent-style-name="Standard">
      <style:text-properties style:text-position="0% 100%" style:font-name="Monospace" fo:language="en" fo:country="US" fo:font-style="normal" officeooo:rsid="088b0c17" officeooo:paragraph-rsid="088b0c17" style:font-size-asian="10.5pt" style:font-style-asian="normal" style:font-name-complex="David CLM1" style:font-style-complex="normal" style:font-weight-complex="normal"/>
    </style:style>
    <style:style style:name="P43" style:family="paragraph" style:parent-style-name="Standard">
      <style:text-properties officeooo:paragraph-rsid="085ef390"/>
    </style:style>
    <style:style style:name="P44"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45" style:family="paragraph" style:parent-style-name="Standard">
      <style:paragraph-properties fo:text-align="start" style:justify-single-word="false" style:writing-mode="lr-tb"/>
      <style:text-properties officeooo:paragraph-rsid="085b0a81"/>
    </style:style>
    <style:style style:name="P46" style:family="paragraph" style:parent-style-name="Standard">
      <style:paragraph-properties fo:text-align="start" style:justify-single-word="false" style:writing-mode="lr-tb"/>
      <style:text-properties officeooo:paragraph-rsid="085ef390"/>
    </style:style>
    <style:style style:name="P47" style:family="paragraph" style:parent-style-name="Standard">
      <style:paragraph-properties fo:text-align="start" style:justify-single-word="false" style:writing-mode="lr-tb"/>
      <style:text-properties officeooo:paragraph-rsid="088f6829"/>
    </style:style>
    <style:style style:name="P48" style:family="paragraph" style:parent-style-name="Standard">
      <style:paragraph-properties fo:text-align="start" style:justify-single-word="false" style:writing-mode="lr-tb"/>
      <style:text-properties officeooo:rsid="083cc7e4" officeooo:paragraph-rsid="083cc7e4"/>
    </style:style>
    <style:style style:name="P49" style:family="paragraph" style:parent-style-name="Standard">
      <style:paragraph-properties fo:text-align="start" style:justify-single-word="false" style:writing-mode="lr-tb"/>
      <style:text-properties officeooo:rsid="083cc7e4" officeooo:paragraph-rsid="085c2ea7"/>
    </style:style>
    <style:style style:name="P50" style:family="paragraph" style:parent-style-name="Standard">
      <style:paragraph-properties fo:text-align="start" style:justify-single-word="false" style:writing-mode="lr-tb"/>
      <style:text-properties officeooo:rsid="083cc7e4" officeooo:paragraph-rsid="08a00054"/>
    </style:style>
    <style:style style:name="P51" style:family="paragraph" style:parent-style-name="Standard">
      <style:paragraph-properties fo:text-align="start" style:justify-single-word="false" style:writing-mode="lr-tb"/>
      <style:text-properties style:font-name="Monospace" fo:language="en" fo:country="US" officeooo:rsid="084c4071" officeooo:paragraph-rsid="085582c0" style:font-size-asian="10.5pt" style:font-name-complex="David CLM1" style:font-weight-complex="normal"/>
    </style:style>
    <style:style style:name="P52" style:family="paragraph" style:parent-style-name="Standard">
      <style:paragraph-properties fo:text-align="start" style:justify-single-word="false" style:writing-mode="lr-tb"/>
      <style:text-properties style:font-name="Monospace" fo:language="en" fo:country="US" officeooo:rsid="08566054" officeooo:paragraph-rsid="08566054" style:font-size-asian="10.5pt" style:font-name-complex="David CLM1" style:font-weight-complex="normal"/>
    </style:style>
    <style:style style:name="P53" style:family="paragraph" style:parent-style-name="Standard">
      <style:paragraph-properties fo:text-align="start" style:justify-single-word="false" style:writing-mode="lr-tb"/>
      <style:text-properties style:font-name="Monospace" fo:language="en" fo:country="US" officeooo:rsid="08566054" officeooo:paragraph-rsid="085b2bc0" style:font-size-asian="10.5pt" style:font-name-complex="David CLM1" style:font-weight-complex="normal"/>
    </style:style>
    <style:style style:name="P54" style:family="paragraph" style:parent-style-name="Standard">
      <style:paragraph-properties fo:text-align="end" style:justify-single-word="false" style:writing-mode="rl-tb"/>
      <style:text-properties officeooo:paragraph-rsid="083f7d93"/>
    </style:style>
    <style:style style:name="P55" style:family="paragraph" style:parent-style-name="Standard">
      <style:paragraph-properties fo:text-align="end" style:justify-single-word="false" style:writing-mode="rl-tb"/>
      <style:text-properties officeooo:paragraph-rsid="088f9c39"/>
    </style:style>
    <style:style style:name="P56" style:family="paragraph" style:parent-style-name="Standard">
      <style:paragraph-properties fo:text-align="end" style:justify-single-word="false" style:writing-mode="rl-tb"/>
      <style:text-properties officeooo:paragraph-rsid="089070ac"/>
    </style:style>
    <style:style style:name="P57"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58"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59" style:family="paragraph" style:parent-style-name="Standard">
      <style:paragraph-properties style:writing-mode="rl-tb"/>
      <style:text-properties style:font-name="Monospace" fo:language="en" fo:country="US" officeooo:rsid="0858f728" officeooo:paragraph-rsid="0858f728"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font-name="Monospace" fo:language="en" fo:country="US" officeooo:rsid="07c2fbca" officeooo:paragraph-rsid="088d8c7a" style:font-size-asian="10.5pt" style:font-name-complex="David CLM1" style:font-weight-complex="normal"/>
    </style:style>
    <style:style style:name="P61" style:family="paragraph" style:parent-style-name="Standard">
      <style:paragraph-properties style:writing-mode="rl-tb"/>
      <style:text-properties officeooo:rsid="085582c0" officeooo:paragraph-rsid="085582c0"/>
    </style:style>
    <style:style style:name="P62" style:family="paragraph" style:parent-style-name="Standard">
      <style:paragraph-properties style:writing-mode="rl-tb"/>
      <style:text-properties officeooo:paragraph-rsid="085582c0"/>
    </style:style>
    <style:style style:name="P63" style:family="paragraph" style:parent-style-name="Standard">
      <style:paragraph-properties fo:text-align="end" style:justify-single-word="false" style:writing-mode="rl-tb"/>
      <style:text-properties officeooo:rsid="085a5706" officeooo:paragraph-rsid="085a5706"/>
    </style:style>
    <style:style style:name="P64" style:family="paragraph" style:parent-style-name="Standard">
      <style:paragraph-properties fo:text-align="end" style:justify-single-word="false" style:writing-mode="rl-tb"/>
      <style:text-properties officeooo:rsid="083f7d93" officeooo:paragraph-rsid="089a3172"/>
    </style:style>
    <style:style style:name="P65"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6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67" style:family="paragraph" style:parent-style-name="Standard" style:list-style-name="L2">
      <style:text-properties officeooo:paragraph-rsid="078be8f6"/>
    </style:style>
    <style:style style:name="P68" style:family="paragraph" style:parent-style-name="Standard" style:list-style-name="L2">
      <style:text-properties officeooo:rsid="078a2534" officeooo:paragraph-rsid="078a2534"/>
    </style:style>
    <style:style style:name="P69"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70"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71"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72"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73"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74" style:family="paragraph" style:parent-style-name="Standard">
      <style:text-properties style:font-name="Monospace" fo:language="en" fo:country="US" fo:font-weight="normal" officeooo:rsid="08975a9e" officeooo:paragraph-rsid="08975a9e" style:font-size-asian="10.5pt" style:font-weight-asian="normal" style:font-name-complex="David CLM1" style:font-weight-complex="normal"/>
    </style:style>
    <style:style style:name="P75" style:family="paragraph" style:parent-style-name="Standard" style:list-style-name="L4">
      <style:text-properties officeooo:paragraph-rsid="07aeab5d"/>
    </style:style>
    <style:style style:name="P76" style:family="paragraph" style:parent-style-name="Standard" style:list-style-name="L4">
      <style:text-properties officeooo:paragraph-rsid="07e7569c"/>
    </style:style>
    <style:style style:name="P77" style:family="paragraph" style:parent-style-name="Standard" style:list-style-name="L5">
      <style:text-properties officeooo:paragraph-rsid="07b0f9d0"/>
    </style:style>
    <style:style style:name="P78" style:family="paragraph" style:parent-style-name="Standard" style:list-style-name="L6">
      <style:text-properties officeooo:paragraph-rsid="07f25cfd"/>
    </style:style>
    <style:style style:name="P79" style:family="paragraph" style:parent-style-name="Standard" style:list-style-name="L6">
      <style:text-properties officeooo:paragraph-rsid="07f6c4bc"/>
    </style:style>
    <style:style style:name="P80" style:family="paragraph" style:parent-style-name="Standard" style:list-style-name="L6">
      <style:text-properties officeooo:paragraph-rsid="07fad377"/>
    </style:style>
    <style:style style:name="P81" style:family="paragraph" style:parent-style-name="Standard" style:list-style-name="L6">
      <style:text-properties officeooo:rsid="07f25cfd" officeooo:paragraph-rsid="07f25cfd"/>
    </style:style>
    <style:style style:name="P82" style:family="paragraph" style:parent-style-name="Standard" style:list-style-name="L7">
      <style:text-properties officeooo:paragraph-rsid="080de11e"/>
    </style:style>
    <style:style style:name="P83" style:family="paragraph" style:parent-style-name="Standard" style:list-style-name="L8">
      <style:paragraph-properties fo:text-align="end" style:justify-single-word="false" style:writing-mode="rl-tb"/>
      <style:text-properties officeooo:paragraph-rsid="083f7d93"/>
    </style:style>
    <style:style style:name="P84" style:family="paragraph" style:parent-style-name="Standard" style:list-style-name="L9">
      <style:paragraph-properties fo:text-align="end" style:justify-single-word="false" style:writing-mode="rl-tb"/>
      <style:text-properties officeooo:paragraph-rsid="089aab12"/>
    </style:style>
    <style:style style:name="P85" style:family="paragraph" style:parent-style-name="Standard" style:list-style-name="L8">
      <style:paragraph-properties fo:text-align="end" style:justify-single-word="false" style:writing-mode="rl-tb"/>
      <style:text-properties style:font-name="Monospace" fo:language="en" fo:country="US" fo:font-weight="normal" officeooo:rsid="083f7d93" officeooo:paragraph-rsid="083f7d93" style:font-size-asian="10.5pt" style:font-weight-asian="normal" style:font-name-complex="David CLM1" style:font-weight-complex="normal"/>
    </style:style>
    <style:style style:name="P86" style:family="paragraph" style:parent-style-name="Standard" style:list-style-name="L9">
      <style:paragraph-properties fo:text-align="end" style:justify-single-word="false" style:writing-mode="rl-tb"/>
      <style:text-properties style:font-name="Monospace" fo:language="en" fo:country="US" fo:font-weight="normal" officeooo:rsid="0842d30f" officeooo:paragraph-rsid="089e5760" style:font-size-asian="10.5pt" style:font-weight-asian="normal" style:font-name-complex="David CLM1" style:font-weight-complex="normal"/>
    </style:style>
    <style:style style:name="P87" style:family="paragraph" style:parent-style-name="Standard">
      <style:paragraph-properties fo:text-align="end" style:justify-single-word="false" style:writing-mode="rl-tb"/>
      <style:text-properties style:font-name="Monospace" fo:language="en" fo:country="US" officeooo:rsid="085d4dfa" officeooo:paragraph-rsid="085d4dfa" style:font-size-asian="10.5pt" style:font-name-complex="David CLM1" style:font-weight-complex="normal"/>
    </style:style>
    <style:style style:name="P88" style:family="paragraph" style:parent-style-name="Standard" style:list-style-name="L10">
      <style:paragraph-properties fo:text-align="start" style:justify-single-word="false" style:writing-mode="lr-tb"/>
      <style:text-properties officeooo:paragraph-rsid="08209995"/>
    </style:style>
    <style:style style:name="P89"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90"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style:use-window-font-color="true" loext:opacity="0%" style:text-position="9% 100%" style:font-name="David CLM" fo:font-size="12pt" officeooo:rsid="08aa872f" style:font-size-asian="12pt" style:font-name-complex="David CLM" style:font-size-complex="12pt" style:font-weight-complex="normal"/>
    </style:style>
    <style:style style:name="T17" style:family="text">
      <style:text-properties officeooo:rsid="07106065"/>
    </style:style>
    <style:style style:name="T18" style:family="text">
      <style:text-properties style:font-name="Monospace" fo:language="en" fo:country="US" style:font-size-asian="10.5pt" style:font-name-complex="David CLM1" style:font-weight-complex="normal"/>
    </style:style>
    <style:style style:name="T19" style:family="text">
      <style:text-properties style:font-name="Monospace" fo:language="en" fo:country="US" officeooo:rsid="0776a248" style:font-size-asian="10.5pt" style:font-name-complex="David CLM1" style:font-weight-complex="normal"/>
    </style:style>
    <style:style style:name="T20" style:family="text">
      <style:text-properties style:font-name="Monospace" fo:language="en" fo:country="US" officeooo:rsid="07778c74" style:font-size-asian="10.5pt" style:font-name-complex="David CLM1" style:font-weight-complex="normal"/>
    </style:style>
    <style:style style:name="T21" style:family="text">
      <style:text-properties style:font-name="Monospace" fo:language="en" fo:country="US" officeooo:rsid="077b023c" style:font-size-asian="10.5pt" style:font-name-complex="David CLM1" style:font-weight-complex="normal"/>
    </style:style>
    <style:style style:name="T22" style:family="text">
      <style:text-properties style:font-name="Monospace" fo:language="en" fo:country="US" officeooo:rsid="077c4965" style:font-size-asian="10.5pt" style:font-name-complex="David CLM1" style:font-weight-complex="normal"/>
    </style:style>
    <style:style style:name="T23" style:family="text">
      <style:text-properties style:font-name="Monospace" fo:language="en" fo:country="US" officeooo:rsid="077f5852" style:font-size-asian="10.5pt" style:font-name-complex="David CLM1" style:font-weight-complex="normal"/>
    </style:style>
    <style:style style:name="T24" style:family="text">
      <style:text-properties style:font-name="Monospace" fo:language="en" fo:country="US" officeooo:rsid="077f7151" style:font-size-asian="10.5pt" style:font-name-complex="David CLM1" style:font-weight-complex="normal"/>
    </style:style>
    <style:style style:name="T25" style:family="text">
      <style:text-properties style:font-name="Monospace" fo:language="en" fo:country="US" officeooo:rsid="0782989f" style:font-size-asian="10.5pt" style:font-name-complex="David CLM1" style:font-weight-complex="normal"/>
    </style:style>
    <style:style style:name="T26" style:family="text">
      <style:text-properties style:font-name="Monospace" fo:language="en" fo:country="US" officeooo:rsid="07835c7b" style:font-size-asian="10.5pt" style:font-name-complex="David CLM1" style:font-weight-complex="normal"/>
    </style:style>
    <style:style style:name="T27" style:family="text">
      <style:text-properties style:font-name="Monospace" fo:language="en" fo:country="US" officeooo:rsid="07870e0b" style:font-size-asian="10.5pt" style:font-name-complex="David CLM1" style:font-weight-complex="normal"/>
    </style:style>
    <style:style style:name="T28" style:family="text">
      <style:text-properties style:font-name="Monospace" fo:language="en" fo:country="US" officeooo:rsid="07853c3b" style:font-size-asian="10.5pt" style:font-name-complex="David CLM1" style:font-weight-complex="normal"/>
    </style:style>
    <style:style style:name="T29" style:family="text">
      <style:text-properties style:font-name="Monospace" fo:language="en" fo:country="US" officeooo:rsid="0787737e" style:font-size-asian="10.5pt" style:font-name-complex="David CLM1" style:font-weight-complex="normal"/>
    </style:style>
    <style:style style:name="T30" style:family="text">
      <style:text-properties style:font-name="Monospace" fo:language="en" fo:country="US" officeooo:rsid="078a2534" style:font-size-asian="10.5pt" style:font-name-complex="David CLM1" style:font-weight-complex="normal"/>
    </style:style>
    <style:style style:name="T31" style:family="text">
      <style:text-properties style:font-name="Monospace" fo:language="en" fo:country="US" officeooo:rsid="078be8f6" style:font-size-asian="10.5pt" style:font-name-complex="David CLM1" style:font-weight-complex="normal"/>
    </style:style>
    <style:style style:name="T32" style:family="text">
      <style:text-properties style:font-name="Monospace" fo:language="en" fo:country="US" officeooo:rsid="078cd128" style:font-size-asian="10.5pt" style:font-name-complex="David CLM1" style:font-weight-complex="normal"/>
    </style:style>
    <style:style style:name="T33" style:family="text">
      <style:text-properties style:font-name="Monospace" fo:language="en" fo:country="US" officeooo:rsid="078d66a1" style:font-size-asian="10.5pt" style:font-name-complex="David CLM1" style:font-weight-complex="normal"/>
    </style:style>
    <style:style style:name="T34" style:family="text">
      <style:text-properties style:font-name="Monospace" fo:language="en" fo:country="US" officeooo:rsid="078e4024" style:font-size-asian="10.5pt" style:font-name-complex="David CLM1" style:font-weight-complex="normal"/>
    </style:style>
    <style:style style:name="T35" style:family="text">
      <style:text-properties style:font-name="Monospace" fo:language="en" fo:country="US" officeooo:rsid="078ffd06" style:font-size-asian="10.5pt" style:font-name-complex="David CLM1" style:font-weight-complex="normal"/>
    </style:style>
    <style:style style:name="T36" style:family="text">
      <style:text-properties style:font-name="Monospace" fo:language="en" fo:country="US" officeooo:rsid="079153b0" style:font-size-asian="10.5pt" style:font-name-complex="David CLM1" style:font-weight-complex="normal"/>
    </style:style>
    <style:style style:name="T37" style:family="text">
      <style:text-properties style:font-name="Monospace" fo:language="en" fo:country="US" officeooo:rsid="0792e95c" style:font-size-asian="10.5pt" style:font-name-complex="David CLM1" style:font-weight-complex="normal"/>
    </style:style>
    <style:style style:name="T38" style:family="text">
      <style:text-properties style:font-name="Monospace" fo:language="en" fo:country="US" officeooo:rsid="0792eed4" style:font-size-asian="10.5pt" style:font-name-complex="David CLM1" style:font-weight-complex="normal"/>
    </style:style>
    <style:style style:name="T39" style:family="text">
      <style:text-properties style:font-name="Monospace" fo:language="en" fo:country="US" officeooo:rsid="07934747" style:font-size-asian="10.5pt" style:font-name-complex="David CLM1" style:font-weight-complex="normal"/>
    </style:style>
    <style:style style:name="T40" style:family="text">
      <style:text-properties style:font-name="Monospace" fo:language="en" fo:country="US" officeooo:rsid="0793f12d" style:font-size-asian="10.5pt" style:font-name-complex="David CLM1" style:font-weight-complex="normal"/>
    </style:style>
    <style:style style:name="T41" style:family="text">
      <style:text-properties style:font-name="Monospace" fo:language="en" fo:country="US" officeooo:rsid="07947e3f" style:font-size-asian="10.5pt" style:font-name-complex="David CLM1" style:font-weight-complex="normal"/>
    </style:style>
    <style:style style:name="T42" style:family="text">
      <style:text-properties style:font-name="Monospace" fo:language="en" fo:country="US" officeooo:rsid="07965027" style:font-size-asian="10.5pt" style:font-name-complex="David CLM1" style:font-weight-complex="normal"/>
    </style:style>
    <style:style style:name="T43" style:family="text">
      <style:text-properties style:font-name="Monospace" fo:language="en" fo:country="US" officeooo:rsid="079745f3" style:font-size-asian="10.5pt" style:font-name-complex="David CLM1" style:font-weight-complex="normal"/>
    </style:style>
    <style:style style:name="T44" style:family="text">
      <style:text-properties style:font-name="Monospace" fo:language="en" fo:country="US" officeooo:rsid="0797f64c" style:font-size-asian="10.5pt" style:font-name-complex="David CLM1" style:font-weight-complex="normal"/>
    </style:style>
    <style:style style:name="T45" style:family="text">
      <style:text-properties style:font-name="Monospace" fo:language="en" fo:country="US" officeooo:rsid="0798b27f" style:font-size-asian="10.5pt" style:font-name-complex="David CLM1" style:font-weight-complex="normal"/>
    </style:style>
    <style:style style:name="T46" style:family="text">
      <style:text-properties style:font-name="Monospace" fo:language="en" fo:country="US" officeooo:rsid="0798f4a2" style:font-size-asian="10.5pt" style:font-name-complex="David CLM1" style:font-weight-complex="normal"/>
    </style:style>
    <style:style style:name="T47" style:family="text">
      <style:text-properties style:font-name="Monospace" fo:language="en" fo:country="US" officeooo:rsid="0799f58f" style:font-size-asian="10.5pt" style:font-name-complex="David CLM1" style:font-weight-complex="normal"/>
    </style:style>
    <style:style style:name="T48" style:family="text">
      <style:text-properties style:font-name="Monospace" fo:language="en" fo:country="US" officeooo:rsid="079a6666" style:font-size-asian="10.5pt" style:font-name-complex="David CLM1" style:font-weight-complex="normal"/>
    </style:style>
    <style:style style:name="T49" style:family="text">
      <style:text-properties style:font-name="Monospace" fo:language="en" fo:country="US" officeooo:rsid="07906f24" style:font-size-asian="10.5pt" style:font-name-complex="David CLM1" style:font-weight-complex="normal"/>
    </style:style>
    <style:style style:name="T50" style:family="text">
      <style:text-properties style:font-name="Monospace" fo:language="en" fo:country="US" officeooo:rsid="079b5c3d" style:font-size-asian="10.5pt" style:font-name-complex="David CLM1" style:font-weight-complex="normal"/>
    </style:style>
    <style:style style:name="T51" style:family="text">
      <style:text-properties style:font-name="Monospace" fo:language="en" fo:country="US" officeooo:rsid="079d1210" style:font-size-asian="10.5pt" style:font-name-complex="David CLM1" style:font-weight-complex="normal"/>
    </style:style>
    <style:style style:name="T52" style:family="text">
      <style:text-properties style:font-name="Monospace" fo:language="en" fo:country="US" officeooo:rsid="079e0b85" style:font-size-asian="10.5pt" style:font-name-complex="David CLM1" style:font-weight-complex="normal"/>
    </style:style>
    <style:style style:name="T53" style:family="text">
      <style:text-properties style:font-name="Monospace" fo:language="en" fo:country="US" officeooo:rsid="07a3ec64" style:font-size-asian="10.5pt" style:font-name-complex="David CLM1" style:font-weight-complex="normal"/>
    </style:style>
    <style:style style:name="T54" style:family="text">
      <style:text-properties style:font-name="Monospace" fo:language="en" fo:country="US" officeooo:rsid="07a5c139" style:font-size-asian="10.5pt" style:font-name-complex="David CLM1" style:font-weight-complex="normal"/>
    </style:style>
    <style:style style:name="T55" style:family="text">
      <style:text-properties style:font-name="Monospace" fo:language="en" fo:country="US" officeooo:rsid="07a7bc9f" style:font-size-asian="10.5pt" style:font-name-complex="David CLM1" style:font-weight-complex="normal"/>
    </style:style>
    <style:style style:name="T56" style:family="text">
      <style:text-properties style:font-name="Monospace" fo:language="en" fo:country="US" officeooo:rsid="07a95da5" style:font-size-asian="10.5pt" style:font-name-complex="David CLM1" style:font-weight-complex="normal"/>
    </style:style>
    <style:style style:name="T57" style:family="text">
      <style:text-properties style:font-name="Monospace" fo:language="en" fo:country="US" officeooo:rsid="07ab7dcc" style:font-size-asian="10.5pt" style:font-name-complex="David CLM1" style:font-weight-complex="normal"/>
    </style:style>
    <style:style style:name="T58" style:family="text">
      <style:text-properties style:font-name="Monospace" fo:language="en" fo:country="US" officeooo:rsid="07ac7f71" style:font-size-asian="10.5pt" style:font-name-complex="David CLM1" style:font-weight-complex="normal"/>
    </style:style>
    <style:style style:name="T59" style:family="text">
      <style:text-properties style:font-name="Monospace" fo:language="en" fo:country="US" officeooo:rsid="07ac9614" style:font-size-asian="10.5pt" style:font-name-complex="David CLM1" style:font-weight-complex="normal"/>
    </style:style>
    <style:style style:name="T60" style:family="text">
      <style:text-properties style:font-name="Monospace" fo:language="en" fo:country="US" officeooo:rsid="07aeab5d" style:font-size-asian="10.5pt" style:font-name-complex="David CLM1" style:font-weight-complex="normal"/>
    </style:style>
    <style:style style:name="T61" style:family="text">
      <style:text-properties style:font-name="Monospace" fo:language="en" fo:country="US" officeooo:rsid="07ade9e3" style:font-size-asian="10.5pt" style:font-name-complex="David CLM1" style:font-weight-complex="normal"/>
    </style:style>
    <style:style style:name="T62" style:family="text">
      <style:text-properties style:font-name="Monospace" fo:language="en" fo:country="US" officeooo:rsid="07b09907" style:font-size-asian="10.5pt" style:font-name-complex="David CLM1" style:font-weight-complex="normal"/>
    </style:style>
    <style:style style:name="T63" style:family="text">
      <style:text-properties style:font-name="Monospace" fo:language="en" fo:country="US" officeooo:rsid="07b0f1b2" style:font-size-asian="10.5pt" style:font-name-complex="David CLM1" style:font-weight-complex="normal"/>
    </style:style>
    <style:style style:name="T64" style:family="text">
      <style:text-properties style:font-name="Monospace" fo:language="en" fo:country="US" officeooo:rsid="07b2f443" style:font-size-asian="10.5pt" style:font-name-complex="David CLM1" style:font-weight-complex="normal"/>
    </style:style>
    <style:style style:name="T65" style:family="text">
      <style:text-properties style:font-name="Monospace" fo:language="en" fo:country="US" officeooo:rsid="07b59c26" style:font-size-asian="10.5pt" style:font-name-complex="David CLM1" style:font-weight-complex="normal"/>
    </style:style>
    <style:style style:name="T66" style:family="text">
      <style:text-properties style:font-name="Monospace" fo:language="en" fo:country="US" officeooo:rsid="07b9b07e" style:font-size-asian="10.5pt" style:font-name-complex="David CLM1" style:font-weight-complex="normal"/>
    </style:style>
    <style:style style:name="T67" style:family="text">
      <style:text-properties style:font-name="Monospace" fo:language="en" fo:country="US" officeooo:rsid="07b9d66a" style:font-size-asian="10.5pt" style:font-name-complex="David CLM1" style:font-weight-complex="normal"/>
    </style:style>
    <style:style style:name="T68" style:family="text">
      <style:text-properties style:font-name="Monospace" fo:language="en" fo:country="US" officeooo:rsid="07bb5e7f" style:font-size-asian="10.5pt" style:font-name-complex="David CLM1" style:font-weight-complex="normal"/>
    </style:style>
    <style:style style:name="T69" style:family="text">
      <style:text-properties style:font-name="Monospace" fo:language="en" fo:country="US" officeooo:rsid="07bcfecb" style:font-size-asian="10.5pt" style:font-name-complex="David CLM1" style:font-weight-complex="normal"/>
    </style:style>
    <style:style style:name="T70" style:family="text">
      <style:text-properties style:font-name="Monospace" fo:language="en" fo:country="US" officeooo:rsid="07bd8db1" style:font-size-asian="10.5pt" style:font-name-complex="David CLM1" style:font-weight-complex="normal"/>
    </style:style>
    <style:style style:name="T71" style:family="text">
      <style:text-properties style:font-name="Monospace" fo:language="en" fo:country="US" officeooo:rsid="07c01412" style:font-size-asian="10.5pt" style:font-name-complex="David CLM1" style:font-weight-complex="normal"/>
    </style:style>
    <style:style style:name="T72" style:family="text">
      <style:text-properties style:font-name="Monospace" fo:language="en" fo:country="US" officeooo:rsid="07c2e42c" style:font-size-asian="10.5pt" style:font-name-complex="David CLM1" style:font-weight-complex="normal"/>
    </style:style>
    <style:style style:name="T73" style:family="text">
      <style:text-properties style:font-name="Monospace" fo:language="en" fo:country="US" officeooo:rsid="07c44c54" style:font-size-asian="10.5pt" style:font-name-complex="David CLM1" style:font-weight-complex="normal"/>
    </style:style>
    <style:style style:name="T74" style:family="text">
      <style:text-properties style:font-name="Monospace" fo:language="en" fo:country="US" officeooo:rsid="07c56f50" style:font-size-asian="10.5pt" style:font-name-complex="David CLM1" style:font-weight-complex="normal"/>
    </style:style>
    <style:style style:name="T75" style:family="text">
      <style:text-properties style:font-name="Monospace" fo:language="en" fo:country="US" officeooo:rsid="07c69c3c" style:font-size-asian="10.5pt" style:font-name-complex="David CLM1" style:font-weight-complex="normal"/>
    </style:style>
    <style:style style:name="T76" style:family="text">
      <style:text-properties style:font-name="Monospace" fo:language="en" fo:country="US" officeooo:rsid="07c762ab" style:font-size-asian="10.5pt" style:font-name-complex="David CLM1" style:font-weight-complex="normal"/>
    </style:style>
    <style:style style:name="T77" style:family="text">
      <style:text-properties style:font-name="Monospace" fo:language="en" fo:country="US" officeooo:rsid="07c823ee" style:font-size-asian="10.5pt" style:font-name-complex="David CLM1" style:font-weight-complex="normal"/>
    </style:style>
    <style:style style:name="T78" style:family="text">
      <style:text-properties style:font-name="Monospace" fo:language="en" fo:country="US" officeooo:rsid="07c8d83b" style:font-size-asian="10.5pt" style:font-name-complex="David CLM1" style:font-weight-complex="normal"/>
    </style:style>
    <style:style style:name="T79" style:family="text">
      <style:text-properties style:font-name="Monospace" fo:language="en" fo:country="US" officeooo:rsid="07ca2f41" style:font-size-asian="10.5pt" style:font-name-complex="David CLM1" style:font-weight-complex="normal"/>
    </style:style>
    <style:style style:name="T80" style:family="text">
      <style:text-properties style:font-name="Monospace" fo:language="en" fo:country="US" officeooo:rsid="07cbaea4" style:font-size-asian="10.5pt" style:font-name-complex="David CLM1" style:font-weight-complex="normal"/>
    </style:style>
    <style:style style:name="T81" style:family="text">
      <style:text-properties style:font-name="Monospace" fo:language="en" fo:country="US" officeooo:rsid="07cdc475" style:font-size-asian="10.5pt" style:font-name-complex="David CLM1" style:font-weight-complex="normal"/>
    </style:style>
    <style:style style:name="T82" style:family="text">
      <style:text-properties style:font-name="Monospace" fo:language="en" fo:country="US" officeooo:rsid="07ceb3d1" style:font-size-asian="10.5pt" style:font-name-complex="David CLM1" style:font-weight-complex="normal"/>
    </style:style>
    <style:style style:name="T83" style:family="text">
      <style:text-properties style:font-name="Monospace" fo:language="en" fo:country="US" officeooo:rsid="07cf853d" style:font-size-asian="10.5pt" style:font-name-complex="David CLM1" style:font-weight-complex="normal"/>
    </style:style>
    <style:style style:name="T84" style:family="text">
      <style:text-properties style:font-name="Monospace" fo:language="en" fo:country="US" officeooo:rsid="07cfc0a9" style:font-size-asian="10.5pt" style:font-name-complex="David CLM1" style:font-weight-complex="normal"/>
    </style:style>
    <style:style style:name="T85" style:family="text">
      <style:text-properties style:font-name="Monospace" fo:language="en" fo:country="US" officeooo:rsid="07ab34bb" style:font-size-asian="10.5pt" style:font-name-complex="David CLM1" style:font-weight-complex="normal"/>
    </style:style>
    <style:style style:name="T86" style:family="text">
      <style:text-properties style:font-name="Monospace" fo:language="en" fo:country="US" officeooo:rsid="07d420dc" style:font-size-asian="10.5pt" style:font-name-complex="David CLM1" style:font-weight-complex="normal"/>
    </style:style>
    <style:style style:name="T87" style:family="text">
      <style:text-properties style:font-name="Monospace" fo:language="en" fo:country="US" officeooo:rsid="07d6594e" style:font-size-asian="10.5pt" style:font-name-complex="David CLM1" style:font-weight-complex="normal"/>
    </style:style>
    <style:style style:name="T88" style:family="text">
      <style:text-properties style:font-name="Monospace" fo:language="en" fo:country="US" officeooo:rsid="07d83cd7" style:font-size-asian="10.5pt" style:font-name-complex="David CLM1" style:font-weight-complex="normal"/>
    </style:style>
    <style:style style:name="T89" style:family="text">
      <style:text-properties style:font-name="Monospace" fo:language="en" fo:country="US" officeooo:rsid="07d8f897" style:font-size-asian="10.5pt" style:font-name-complex="David CLM1" style:font-weight-complex="normal"/>
    </style:style>
    <style:style style:name="T90" style:family="text">
      <style:text-properties style:font-name="Monospace" fo:language="en" fo:country="US" officeooo:rsid="07dbb5bd" style:font-size-asian="10.5pt" style:font-name-complex="David CLM1" style:font-weight-complex="normal"/>
    </style:style>
    <style:style style:name="T91" style:family="text">
      <style:text-properties style:font-name="Monospace" fo:language="en" fo:country="US" officeooo:rsid="07dd3849" style:font-size-asian="10.5pt" style:font-name-complex="David CLM1" style:font-weight-complex="normal"/>
    </style:style>
    <style:style style:name="T92" style:family="text">
      <style:text-properties style:font-name="Monospace" fo:language="en" fo:country="US" officeooo:rsid="07de74ad" style:font-size-asian="10.5pt" style:font-name-complex="David CLM1" style:font-weight-complex="normal"/>
    </style:style>
    <style:style style:name="T93" style:family="text">
      <style:text-properties style:font-name="Monospace" fo:language="en" fo:country="US" officeooo:rsid="07dfa717" style:font-size-asian="10.5pt" style:font-name-complex="David CLM1" style:font-weight-complex="normal"/>
    </style:style>
    <style:style style:name="T94" style:family="text">
      <style:text-properties style:font-name="Monospace" fo:language="en" fo:country="US" officeooo:rsid="07e7569c" style:font-size-asian="10.5pt" style:font-name-complex="David CLM1" style:font-weight-complex="normal"/>
    </style:style>
    <style:style style:name="T95" style:family="text">
      <style:text-properties style:font-name="Monospace" fo:language="en" fo:country="US" officeooo:rsid="07e8d145" style:font-size-asian="10.5pt" style:font-name-complex="David CLM1" style:font-weight-complex="normal"/>
    </style:style>
    <style:style style:name="T96" style:family="text">
      <style:text-properties style:font-name="Monospace" fo:language="en" fo:country="US" officeooo:rsid="07e97380" style:font-size-asian="10.5pt" style:font-name-complex="David CLM1" style:font-weight-complex="normal"/>
    </style:style>
    <style:style style:name="T97" style:family="text">
      <style:text-properties style:font-name="Monospace" fo:language="en" fo:country="US" officeooo:rsid="07ec15c7" style:font-size-asian="10.5pt" style:font-name-complex="David CLM1" style:font-weight-complex="normal"/>
    </style:style>
    <style:style style:name="T98" style:family="text">
      <style:text-properties style:font-name="Monospace" fo:language="en" fo:country="US" officeooo:rsid="07f1772f" style:font-size-asian="10.5pt" style:font-name-complex="David CLM1" style:font-weight-complex="normal"/>
    </style:style>
    <style:style style:name="T99" style:family="text">
      <style:text-properties style:font-name="Monospace" fo:language="en" fo:country="US" officeooo:rsid="07f25cfd" style:font-size-asian="10.5pt" style:font-name-complex="David CLM1" style:font-weight-complex="normal"/>
    </style:style>
    <style:style style:name="T100" style:family="text">
      <style:text-properties style:font-name="Monospace" fo:language="en" fo:country="US" officeooo:rsid="07f3195d" style:font-size-asian="10.5pt" style:font-name-complex="David CLM1" style:font-weight-complex="normal"/>
    </style:style>
    <style:style style:name="T101" style:family="text">
      <style:text-properties style:font-name="Monospace" fo:language="en" fo:country="US" officeooo:rsid="07f3de76" style:font-size-asian="10.5pt" style:font-name-complex="David CLM1" style:font-weight-complex="normal"/>
    </style:style>
    <style:style style:name="T102" style:family="text">
      <style:text-properties style:font-name="Monospace" fo:language="en" fo:country="US" officeooo:rsid="07f4ebd5" style:font-size-asian="10.5pt" style:font-name-complex="David CLM1" style:font-weight-complex="normal"/>
    </style:style>
    <style:style style:name="T103" style:family="text">
      <style:text-properties style:font-name="Monospace" fo:language="en" fo:country="US" officeooo:rsid="07f54192" style:font-size-asian="10.5pt" style:font-name-complex="David CLM1" style:font-weight-complex="normal"/>
    </style:style>
    <style:style style:name="T104" style:family="text">
      <style:text-properties style:font-name="Monospace" fo:language="en" fo:country="US" officeooo:rsid="07f6c4bc" style:font-size-asian="10.5pt" style:font-name-complex="David CLM1" style:font-weight-complex="normal"/>
    </style:style>
    <style:style style:name="T105" style:family="text">
      <style:text-properties style:font-name="Monospace" fo:language="en" fo:country="US" officeooo:rsid="07f95a1b" style:font-size-asian="10.5pt" style:font-name-complex="David CLM1" style:font-weight-complex="normal"/>
    </style:style>
    <style:style style:name="T106" style:family="text">
      <style:text-properties style:font-name="Monospace" fo:language="en" fo:country="US" officeooo:rsid="07fad377" style:font-size-asian="10.5pt" style:font-name-complex="David CLM1" style:font-weight-complex="normal"/>
    </style:style>
    <style:style style:name="T107" style:family="text">
      <style:text-properties style:font-name="Monospace" fo:language="en" fo:country="US" officeooo:rsid="080b3936" style:font-size-asian="10.5pt" style:font-name-complex="David CLM1" style:font-weight-complex="normal"/>
    </style:style>
    <style:style style:name="T108" style:family="text">
      <style:text-properties style:font-name="Monospace" fo:language="en" fo:country="US" officeooo:rsid="08128381" style:font-size-asian="10.5pt" style:font-name-complex="David CLM1" style:font-weight-complex="normal"/>
    </style:style>
    <style:style style:name="T109" style:family="text">
      <style:text-properties style:font-name="Monospace" fo:language="en" fo:country="US" officeooo:rsid="08159949" style:font-size-asian="10.5pt" style:font-name-complex="David CLM1" style:font-weight-complex="normal"/>
    </style:style>
    <style:style style:name="T110" style:family="text">
      <style:text-properties style:font-name="Monospace" fo:language="en" fo:country="US" officeooo:rsid="0822245f" style:font-size-asian="10.5pt" style:font-name-complex="David CLM1" style:font-weight-complex="normal"/>
    </style:style>
    <style:style style:name="T111" style:family="text">
      <style:text-properties style:font-name="Monospace" fo:language="en" fo:country="US" officeooo:rsid="08299b33" style:font-size-asian="10.5pt" style:font-name-complex="David CLM1" style:font-weight-complex="normal"/>
    </style:style>
    <style:style style:name="T112" style:family="text">
      <style:text-properties style:font-name="Monospace" fo:language="en" fo:country="US" officeooo:rsid="0849e93e" style:font-size-asian="10.5pt" style:font-name-complex="David CLM1" style:font-weight-complex="normal"/>
    </style:style>
    <style:style style:name="T113" style:family="text">
      <style:text-properties style:font-name="Monospace" fo:language="en" fo:country="US" officeooo:rsid="08531499" style:font-size-asian="10.5pt" style:font-name-complex="David CLM1" style:font-weight-complex="normal"/>
    </style:style>
    <style:style style:name="T114" style:family="text">
      <style:text-properties style:font-name="Monospace" fo:language="en" fo:country="US" officeooo:rsid="084c4071" style:font-size-asian="10.5pt" style:font-name-complex="David CLM1" style:font-weight-complex="normal"/>
    </style:style>
    <style:style style:name="T115" style:family="text">
      <style:text-properties style:font-name="Monospace" fo:language="en" fo:country="US" officeooo:rsid="08515f37" style:font-size-asian="10.5pt" style:font-name-complex="David CLM1" style:font-weight-complex="normal"/>
    </style:style>
    <style:style style:name="T116" style:family="text">
      <style:text-properties style:font-name="Monospace" fo:language="en" fo:country="US" officeooo:rsid="08561cd9" style:font-size-asian="10.5pt" style:font-name-complex="David CLM1" style:font-weight-complex="normal"/>
    </style:style>
    <style:style style:name="T117" style:family="text">
      <style:text-properties style:font-name="Monospace" fo:language="en" fo:country="US" officeooo:rsid="085582c0" style:font-size-asian="10.5pt" style:font-name-complex="David CLM1" style:font-weight-complex="normal"/>
    </style:style>
    <style:style style:name="T118" style:family="text">
      <style:text-properties style:font-name="Monospace" fo:language="en" fo:country="US" officeooo:rsid="085769aa" style:font-size-asian="10.5pt" style:font-name-complex="David CLM1" style:font-weight-complex="normal"/>
    </style:style>
    <style:style style:name="T119" style:family="text">
      <style:text-properties style:font-name="Monospace" fo:language="en" fo:country="US" officeooo:rsid="0858f728" style:font-size-asian="10.5pt" style:font-name-complex="David CLM1" style:font-weight-complex="normal"/>
    </style:style>
    <style:style style:name="T120" style:family="text">
      <style:text-properties style:font-name="Monospace" fo:language="en" fo:country="US" officeooo:rsid="085a5706" style:font-size-asian="10.5pt" style:font-name-complex="David CLM1" style:font-weight-complex="normal"/>
    </style:style>
    <style:style style:name="T121" style:family="text">
      <style:text-properties style:font-name="Monospace" fo:language="en" fo:country="US" officeooo:rsid="085b0a81" style:font-size-asian="10.5pt" style:font-name-complex="David CLM1" style:font-weight-complex="normal"/>
    </style:style>
    <style:style style:name="T122" style:family="text">
      <style:text-properties style:font-name="Monospace" fo:language="en" fo:country="US" officeooo:rsid="085b2bc0" style:font-size-asian="10.5pt" style:font-name-complex="David CLM1" style:font-weight-complex="normal"/>
    </style:style>
    <style:style style:name="T123" style:family="text">
      <style:text-properties style:font-name="Monospace" fo:language="en" fo:country="US" officeooo:rsid="085f48f0" style:font-size-asian="10.5pt" style:font-name-complex="David CLM1" style:font-weight-complex="normal"/>
    </style:style>
    <style:style style:name="T124" style:family="text">
      <style:text-properties style:font-name="Monospace" fo:language="en" fo:country="US" officeooo:rsid="08612a40" style:font-size-asian="10.5pt" style:font-name-complex="David CLM1" style:font-weight-complex="normal"/>
    </style:style>
    <style:style style:name="T125" style:family="text">
      <style:text-properties style:font-name="Monospace" fo:language="en" fo:country="US" officeooo:rsid="0862b133" style:font-size-asian="10.5pt" style:font-name-complex="David CLM1" style:font-weight-complex="normal"/>
    </style:style>
    <style:style style:name="T126" style:family="text">
      <style:text-properties style:font-name="Monospace" fo:language="en" fo:country="US" officeooo:rsid="0862b938" style:font-size-asian="10.5pt" style:font-name-complex="David CLM1" style:font-weight-complex="normal"/>
    </style:style>
    <style:style style:name="T127" style:family="text">
      <style:text-properties style:font-name="Monospace" fo:language="en" fo:country="US" officeooo:rsid="086780e9" style:font-size-asian="10.5pt" style:font-name-complex="David CLM1" style:font-weight-complex="normal"/>
    </style:style>
    <style:style style:name="T128" style:family="text">
      <style:text-properties style:font-name="Monospace" fo:language="en" fo:country="US" officeooo:rsid="08697a50" style:font-size-asian="10.5pt" style:font-name-complex="David CLM1" style:font-weight-complex="normal"/>
    </style:style>
    <style:style style:name="T129" style:family="text">
      <style:text-properties style:font-name="Monospace" fo:language="en" fo:country="US" officeooo:rsid="086ba288" style:font-size-asian="10.5pt" style:font-name-complex="David CLM1" style:font-weight-complex="normal"/>
    </style:style>
    <style:style style:name="T130" style:family="text">
      <style:text-properties style:font-name="Monospace" fo:language="en" fo:country="US" officeooo:rsid="08209995" style:font-size-asian="10.5pt" style:font-name-complex="David CLM1" style:font-weight-complex="normal"/>
    </style:style>
    <style:style style:name="T131" style:family="text">
      <style:text-properties style:font-name="Monospace" fo:language="en" fo:country="US" officeooo:rsid="086d7f20" style:font-size-asian="10.5pt" style:font-name-complex="David CLM1" style:font-weight-complex="normal"/>
    </style:style>
    <style:style style:name="T132" style:family="text">
      <style:text-properties style:font-name="Monospace" fo:language="en" fo:country="US" officeooo:rsid="086f596e" style:font-size-asian="10.5pt" style:font-name-complex="David CLM1" style:font-weight-complex="normal"/>
    </style:style>
    <style:style style:name="T133" style:family="text">
      <style:text-properties style:font-name="Monospace" fo:language="en" fo:country="US" officeooo:rsid="0873beb4" style:font-size-asian="10.5pt" style:font-name-complex="David CLM1" style:font-weight-complex="normal"/>
    </style:style>
    <style:style style:name="T134" style:family="text">
      <style:text-properties style:font-name="Monospace" fo:language="en" fo:country="US" officeooo:rsid="08774461" style:font-size-asian="10.5pt" style:font-name-complex="David CLM1" style:font-weight-complex="normal"/>
    </style:style>
    <style:style style:name="T135" style:family="text">
      <style:text-properties style:font-name="Monospace" fo:language="en" fo:country="US" officeooo:rsid="087a7688" style:font-size-asian="10.5pt" style:font-name-complex="David CLM1" style:font-weight-complex="normal"/>
    </style:style>
    <style:style style:name="T136" style:family="text">
      <style:text-properties style:font-name="Monospace" fo:language="en" fo:country="US" officeooo:rsid="0880c2de" style:font-size-asian="10.5pt" style:font-name-complex="David CLM1" style:font-weight-complex="normal"/>
    </style:style>
    <style:style style:name="T137" style:family="text">
      <style:text-properties style:font-name="Monospace" fo:language="en" fo:country="US" officeooo:rsid="087f1125" style:font-size-asian="10.5pt" style:font-name-complex="David CLM1" style:font-weight-complex="normal"/>
    </style:style>
    <style:style style:name="T138" style:family="text">
      <style:text-properties style:font-name="Monospace" fo:language="en" fo:country="US" officeooo:rsid="087bf105" style:font-size-asian="10.5pt" style:font-name-complex="David CLM1" style:font-weight-complex="normal"/>
    </style:style>
    <style:style style:name="T139" style:family="text">
      <style:text-properties style:font-name="Monospace" fo:language="en" fo:country="US" officeooo:rsid="088544a4" style:font-size-asian="10.5pt" style:font-name-complex="David CLM1" style:font-weight-complex="normal"/>
    </style:style>
    <style:style style:name="T140" style:family="text">
      <style:text-properties style:font-name="Monospace" fo:language="en" fo:country="US" officeooo:rsid="08858c0f" style:font-size-asian="10.5pt" style:font-name-complex="David CLM1" style:font-weight-complex="normal"/>
    </style:style>
    <style:style style:name="T141" style:family="text">
      <style:text-properties style:font-name="Monospace" fo:language="en" fo:country="US" officeooo:rsid="08810ef1" style:font-size-asian="10.5pt" style:font-name-complex="David CLM1" style:font-weight-complex="normal"/>
    </style:style>
    <style:style style:name="T142" style:family="text">
      <style:text-properties style:font-name="Monospace" fo:language="en" fo:country="US" officeooo:rsid="0885cd16" style:font-size-asian="10.5pt" style:font-name-complex="David CLM1" style:font-weight-complex="normal"/>
    </style:style>
    <style:style style:name="T143" style:family="text">
      <style:text-properties style:font-name="Monospace" fo:language="en" fo:country="US" officeooo:rsid="0886aa9e" style:font-size-asian="10.5pt" style:font-name-complex="David CLM1" style:font-weight-complex="normal"/>
    </style:style>
    <style:style style:name="T144" style:family="text">
      <style:text-properties style:font-name="Monospace" fo:language="en" fo:country="US" officeooo:rsid="0895d096" style:font-size-asian="10.5pt" style:font-name-complex="David CLM1" style:font-weight-complex="normal"/>
    </style:style>
    <style:style style:name="T145" style:family="text">
      <style:text-properties style:font-name="Monospace" fo:language="en" fo:country="US" officeooo:rsid="08a1eda6" style:font-size-asian="10.5pt" style:font-name-complex="David CLM1" style:font-weight-complex="normal"/>
    </style:style>
    <style:style style:name="T146" style:family="text">
      <style:text-properties style:font-name="Monospace" fo:language="en" fo:country="US" officeooo:rsid="08a2bc7f" style:font-size-asian="10.5pt" style:font-name-complex="David CLM1" style:font-weight-complex="normal"/>
    </style:style>
    <style:style style:name="T147" style:family="text">
      <style:text-properties style:font-name="Monospace" fo:language="en" fo:country="US" officeooo:rsid="085ef390" style:font-size-asian="10.5pt" style:font-name-complex="David CLM1" style:font-weight-complex="normal"/>
    </style:style>
    <style:style style:name="T148" style:family="text">
      <style:text-properties style:font-name="Monospace" fo:language="en" fo:country="US" officeooo:rsid="08a88700" style:font-size-asian="10.5pt" style:font-name-complex="David CLM1" style:font-weight-complex="normal"/>
    </style:style>
    <style:style style:name="T149" style:family="text">
      <style:text-properties style:font-name="Monospace" fo:language="en" fo:country="US" officeooo:rsid="08aa289f" style:font-size-asian="10.5pt" style:font-name-complex="David CLM1" style:font-weight-complex="normal"/>
    </style:style>
    <style:style style:name="T150" style:family="text">
      <style:text-properties style:font-name="Monospace" fo:language="en" fo:country="US" officeooo:rsid="08a4b74c" style:font-size-asian="10.5pt" style:font-name-complex="David CLM1" style:font-weight-complex="normal"/>
    </style:style>
    <style:style style:name="T151" style:family="text">
      <style:text-properties style:font-name="Monospace" fo:language="en" fo:country="US" officeooo:rsid="08a6b81c" style:font-size-asian="10.5pt" style:font-name-complex="David CLM1" style:font-weight-complex="normal"/>
    </style:style>
    <style:style style:name="T152" style:family="text">
      <style:text-properties style:font-name="Monospace" fo:language="en" fo:country="US" officeooo:rsid="08a73ced" style:font-size-asian="10.5pt" style:font-name-complex="David CLM1" style:font-weight-complex="normal"/>
    </style:style>
    <style:style style:name="T153" style:family="text">
      <style:text-properties style:font-name="Monospace" fo:language="en" fo:country="US" fo:font-style="italic" style:font-size-asian="10.5pt" style:font-style-asian="italic" style:font-name-complex="David CLM1" style:font-style-complex="italic" style:font-weight-complex="normal"/>
    </style:style>
    <style:style style:name="T154"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55"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56"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57"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58"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59"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60"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61"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62"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63"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64"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65"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66"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67"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68"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169"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70"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171" style:family="text">
      <style:text-properties style:font-name="Monospace" fo:language="en" fo:country="US" fo:font-weight="bold" style:font-size-asian="10.5pt" style:font-weight-asian="bold" style:font-name-complex="David CLM1" style:font-weight-complex="bold"/>
    </style:style>
    <style:style style:name="T172" style:family="text">
      <style:text-properties style:font-name="Monospace" fo:language="en" fo:country="US" fo:font-weight="bold" officeooo:rsid="07906f24" style:font-size-asian="10.5pt" style:font-weight-asian="bold" style:font-name-complex="David CLM1" style:font-weight-complex="bold"/>
    </style:style>
    <style:style style:name="T173" style:family="text">
      <style:text-properties style:font-name="Monospace" fo:language="en" fo:country="US" fo:font-weight="bold" officeooo:rsid="07aeab5d" style:font-size-asian="10.5pt" style:font-weight-asian="bold" style:font-name-complex="David CLM1" style:font-weight-complex="bold"/>
    </style:style>
    <style:style style:name="T174" style:family="text">
      <style:text-properties style:font-name="Monospace" fo:language="en" fo:country="US" fo:font-weight="bold" officeooo:rsid="07bd8db1" style:font-size-asian="10.5pt" style:font-weight-asian="bold" style:font-name-complex="David CLM1" style:font-weight-complex="bold"/>
    </style:style>
    <style:style style:name="T175" style:family="text">
      <style:text-properties style:font-name="Monospace" fo:language="en" fo:country="US" fo:font-weight="bold" officeooo:rsid="07f25cfd" style:font-size-asian="10.5pt" style:font-weight-asian="bold" style:font-name-complex="David CLM1" style:font-weight-complex="bold"/>
    </style:style>
    <style:style style:name="T176" style:family="text">
      <style:text-properties style:font-name="Monospace" fo:language="en" fo:country="US" fo:font-weight="bold" officeooo:rsid="07f3195d" style:font-size-asian="10.5pt" style:font-weight-asian="bold" style:font-name-complex="David CLM1" style:font-weight-complex="bold"/>
    </style:style>
    <style:style style:name="T177" style:family="text">
      <style:text-properties style:font-name="Monospace" fo:language="en" fo:country="US" fo:font-weight="bold" officeooo:rsid="07f3de76" style:font-size-asian="10.5pt" style:font-weight-asian="bold" style:font-name-complex="David CLM1" style:font-weight-complex="bold"/>
    </style:style>
    <style:style style:name="T178" style:family="text">
      <style:text-properties style:font-name="Monospace" fo:language="en" fo:country="US" fo:font-weight="bold" officeooo:rsid="07fad377" style:font-size-asian="10.5pt" style:font-weight-asian="bold" style:font-name-complex="David CLM1" style:font-weight-complex="bold"/>
    </style:style>
    <style:style style:name="T179" style:family="text">
      <style:text-properties style:font-name="Monospace" fo:language="en" fo:country="US" fo:font-weight="bold" officeooo:rsid="080c929f" style:font-size-asian="10.5pt" style:font-weight-asian="bold" style:font-name-complex="David CLM1" style:font-weight-complex="bold"/>
    </style:style>
    <style:style style:name="T180" style:family="text">
      <style:text-properties style:font-name="Monospace" fo:language="en" fo:country="US" fo:font-weight="bold" officeooo:rsid="080b3936" style:font-size-asian="10.5pt" style:font-weight-asian="bold" style:font-name-complex="David CLM1" style:font-weight-complex="bold"/>
    </style:style>
    <style:style style:name="T181" style:family="text">
      <style:text-properties style:font-name="Monospace" fo:language="en" fo:country="US" fo:font-weight="bold" officeooo:rsid="082a8c1b" style:font-size-asian="10.5pt" style:font-weight-asian="bold" style:font-name-complex="David CLM1" style:font-weight-complex="bold"/>
    </style:style>
    <style:style style:name="T182" style:family="text">
      <style:text-properties style:font-name="Monospace" fo:language="en" fo:country="US" fo:font-weight="bold" officeooo:rsid="0849477b" style:font-size-asian="10.5pt" style:font-weight-asian="bold" style:font-name-complex="David CLM1" style:font-weight-complex="bold"/>
    </style:style>
    <style:style style:name="T183" style:family="text">
      <style:text-properties style:font-name="Monospace" fo:language="en" fo:country="US" fo:font-weight="bold" officeooo:rsid="08774461" style:font-size-asian="10.5pt" style:font-weight-asian="bold" style:font-name-complex="David CLM1" style:font-weight-complex="bold"/>
    </style:style>
    <style:style style:name="T184" style:family="text">
      <style:text-properties style:font-name="Monospace" fo:language="en" fo:country="US" fo:font-style="normal" style:font-size-asian="10.5pt" style:font-style-asian="normal" style:font-name-complex="David CLM1" style:font-style-complex="normal" style:font-weight-complex="normal"/>
    </style:style>
    <style:style style:name="T185"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86"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87"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88"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89"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90"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91"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92"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93"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94"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95" style:family="text">
      <style:text-properties style:font-name="Monospace" fo:language="en" fo:country="US" fo:font-style="normal" officeooo:rsid="07cfc0a9" style:font-size-asian="10.5pt" style:font-style-asian="normal" style:font-name-complex="David CLM1" style:font-style-complex="normal" style:font-weight-complex="normal"/>
    </style:style>
    <style:style style:name="T196" style:family="text">
      <style:text-properties style:font-name="Monospace" fo:language="en" fo:country="US" fo:font-style="normal" officeooo:rsid="08759c07" style:font-size-asian="10.5pt" style:font-style-asian="normal" style:font-name-complex="David CLM1" style:font-style-complex="normal" style:font-weight-complex="normal"/>
    </style:style>
    <style:style style:name="T197" style:family="text">
      <style:text-properties style:font-name="Monospace" fo:language="en" fo:country="US" fo:font-style="normal" officeooo:rsid="08772cf0" style:font-size-asian="10.5pt" style:font-style-asian="normal" style:font-name-complex="David CLM1" style:font-style-complex="normal" style:font-weight-complex="normal"/>
    </style:style>
    <style:style style:name="T198" style:family="text">
      <style:text-properties style:font-name="Monospace" fo:language="en" fo:country="US" fo:font-weight="normal" style:font-size-asian="10.5pt" style:font-weight-asian="normal" style:font-name-complex="David CLM1" style:font-weight-complex="normal"/>
    </style:style>
    <style:style style:name="T199" style:family="text">
      <style:text-properties style:font-name="Monospace" fo:language="en" fo:country="US" fo:font-weight="normal" officeooo:rsid="07fad377" style:font-size-asian="10.5pt" style:font-weight-asian="normal" style:font-name-complex="David CLM1" style:font-weight-complex="normal"/>
    </style:style>
    <style:style style:name="T200" style:family="text">
      <style:text-properties style:font-name="Monospace" fo:language="en" fo:country="US" fo:font-weight="normal" officeooo:rsid="07fb0e1d" style:font-size-asian="10.5pt" style:font-weight-asian="normal" style:font-name-complex="David CLM1" style:font-weight-complex="normal"/>
    </style:style>
    <style:style style:name="T201" style:family="text">
      <style:text-properties style:font-name="Monospace" fo:language="en" fo:country="US" fo:font-weight="normal" officeooo:rsid="07f25cfd" style:font-size-asian="10.5pt" style:font-weight-asian="normal" style:font-name-complex="David CLM1" style:font-weight-complex="normal"/>
    </style:style>
    <style:style style:name="T202" style:family="text">
      <style:text-properties style:font-name="Monospace" fo:language="en" fo:country="US" fo:font-weight="normal" officeooo:rsid="080039a8" style:font-size-asian="10.5pt" style:font-weight-asian="normal" style:font-name-complex="David CLM1" style:font-weight-complex="normal"/>
    </style:style>
    <style:style style:name="T203" style:family="text">
      <style:text-properties style:font-name="Monospace" fo:language="en" fo:country="US" fo:font-weight="normal" officeooo:rsid="08017962" style:font-size-asian="10.5pt" style:font-weight-asian="normal" style:font-name-complex="David CLM1" style:font-weight-complex="normal"/>
    </style:style>
    <style:style style:name="T204" style:family="text">
      <style:text-properties style:font-name="Monospace" fo:language="en" fo:country="US" fo:font-weight="normal" officeooo:rsid="08024753" style:font-size-asian="10.5pt" style:font-weight-asian="normal" style:font-name-complex="David CLM1" style:font-weight-complex="normal"/>
    </style:style>
    <style:style style:name="T205" style:family="text">
      <style:text-properties style:font-name="Monospace" fo:language="en" fo:country="US" fo:font-weight="normal" officeooo:rsid="08034b6f" style:font-size-asian="10.5pt" style:font-weight-asian="normal" style:font-name-complex="David CLM1" style:font-weight-complex="normal"/>
    </style:style>
    <style:style style:name="T206" style:family="text">
      <style:text-properties style:font-name="Monospace" fo:language="en" fo:country="US" fo:font-weight="normal" officeooo:rsid="0804e284" style:font-size-asian="10.5pt" style:font-weight-asian="normal" style:font-name-complex="David CLM1" style:font-weight-complex="normal"/>
    </style:style>
    <style:style style:name="T207" style:family="text">
      <style:text-properties style:font-name="Monospace" fo:language="en" fo:country="US" fo:font-weight="normal" officeooo:rsid="08053f06" style:font-size-asian="10.5pt" style:font-weight-asian="normal" style:font-name-complex="David CLM1" style:font-weight-complex="normal"/>
    </style:style>
    <style:style style:name="T208" style:family="text">
      <style:text-properties style:font-name="Monospace" fo:language="en" fo:country="US" fo:font-weight="normal" officeooo:rsid="080d5a30" style:font-size-asian="10.5pt" style:font-weight-asian="normal" style:font-name-complex="David CLM1" style:font-weight-complex="normal"/>
    </style:style>
    <style:style style:name="T209" style:family="text">
      <style:text-properties style:font-name="Monospace" fo:language="en" fo:country="US" fo:font-weight="normal" officeooo:rsid="080de11e" style:font-size-asian="10.5pt" style:font-weight-asian="normal" style:font-name-complex="David CLM1" style:font-weight-complex="normal"/>
    </style:style>
    <style:style style:name="T210" style:family="text">
      <style:text-properties style:font-name="Monospace" fo:language="en" fo:country="US" fo:font-weight="normal" officeooo:rsid="081821b4" style:font-size-asian="10.5pt" style:font-weight-asian="normal" style:font-name-complex="David CLM1" style:font-weight-complex="normal"/>
    </style:style>
    <style:style style:name="T211" style:family="text">
      <style:text-properties style:font-name="Monospace" fo:language="en" fo:country="US" fo:font-weight="normal" officeooo:rsid="0819afd0" style:font-size-asian="10.5pt" style:font-weight-asian="normal" style:font-name-complex="David CLM1" style:font-weight-complex="normal"/>
    </style:style>
    <style:style style:name="T212" style:family="text">
      <style:text-properties style:font-name="Monospace" fo:language="en" fo:country="US" fo:font-weight="normal" officeooo:rsid="081a77c9" style:font-size-asian="10.5pt" style:font-weight-asian="normal" style:font-name-complex="David CLM1" style:font-weight-complex="normal"/>
    </style:style>
    <style:style style:name="T213" style:family="text">
      <style:text-properties style:font-name="Monospace" fo:language="en" fo:country="US" fo:font-weight="normal" officeooo:rsid="081b0112" style:font-size-asian="10.5pt" style:font-weight-asian="normal" style:font-name-complex="David CLM1" style:font-weight-complex="normal"/>
    </style:style>
    <style:style style:name="T214" style:family="text">
      <style:text-properties style:font-name="Monospace" fo:language="en" fo:country="US" fo:font-weight="normal" officeooo:rsid="081b599a" style:font-size-asian="10.5pt" style:font-weight-asian="normal" style:font-name-complex="David CLM1" style:font-weight-complex="normal"/>
    </style:style>
    <style:style style:name="T215" style:family="text">
      <style:text-properties style:font-name="Monospace" fo:language="en" fo:country="US" fo:font-weight="normal" officeooo:rsid="0823ffc1" style:font-size-asian="10.5pt" style:font-weight-asian="normal" style:font-name-complex="David CLM1" style:font-weight-complex="normal"/>
    </style:style>
    <style:style style:name="T216" style:family="text">
      <style:text-properties style:font-name="Monospace" fo:language="en" fo:country="US" fo:font-weight="normal" officeooo:rsid="082a8c1b" style:font-size-asian="10.5pt" style:font-weight-asian="normal" style:font-name-complex="David CLM1" style:font-weight-complex="normal"/>
    </style:style>
    <style:style style:name="T217" style:family="text">
      <style:text-properties style:font-name="Monospace" fo:language="en" fo:country="US" fo:font-weight="normal" officeooo:rsid="082d82c0" style:font-size-asian="10.5pt" style:font-weight-asian="normal" style:font-name-complex="David CLM1" style:font-weight-complex="normal"/>
    </style:style>
    <style:style style:name="T218" style:family="text">
      <style:text-properties style:font-name="Monospace" fo:language="en" fo:country="US" fo:font-weight="normal" officeooo:rsid="082ed07d" style:font-size-asian="10.5pt" style:font-weight-asian="normal" style:font-name-complex="David CLM1" style:font-weight-complex="normal"/>
    </style:style>
    <style:style style:name="T219" style:family="text">
      <style:text-properties style:font-name="Monospace" fo:language="en" fo:country="US" fo:font-weight="normal" officeooo:rsid="082fffcf" style:font-size-asian="10.5pt" style:font-weight-asian="normal" style:font-name-complex="David CLM1" style:font-weight-complex="normal"/>
    </style:style>
    <style:style style:name="T220" style:family="text">
      <style:text-properties style:font-name="Monospace" fo:language="en" fo:country="US" fo:font-weight="normal" officeooo:rsid="080581c2" style:font-size-asian="10.5pt" style:font-weight-asian="normal" style:font-name-complex="David CLM1" style:font-weight-complex="normal"/>
    </style:style>
    <style:style style:name="T221" style:family="text">
      <style:text-properties style:font-name="Monospace" fo:language="en" fo:country="US" fo:font-weight="normal" officeooo:rsid="07c1db7e" style:font-size-asian="10.5pt" style:font-weight-asian="normal" style:font-name-complex="David CLM1" style:font-weight-complex="normal"/>
    </style:style>
    <style:style style:name="T222" style:family="text">
      <style:text-properties style:font-name="Monospace" fo:language="en" fo:country="US" fo:font-weight="normal" officeooo:rsid="080742e3" style:font-size-asian="10.5pt" style:font-weight-asian="normal" style:font-name-complex="David CLM1" style:font-weight-complex="normal"/>
    </style:style>
    <style:style style:name="T223" style:family="text">
      <style:text-properties style:font-name="Monospace" fo:language="en" fo:country="US" fo:font-weight="normal" officeooo:rsid="07b59c26" style:font-size-asian="10.5pt" style:font-weight-asian="normal" style:font-name-complex="David CLM1" style:font-weight-complex="normal"/>
    </style:style>
    <style:style style:name="T224" style:family="text">
      <style:text-properties style:font-name="Monospace" fo:language="en" fo:country="US" fo:font-weight="normal" officeooo:rsid="080f3594" style:font-size-asian="10.5pt" style:font-weight-asian="normal" style:font-name-complex="David CLM1" style:font-weight-complex="normal"/>
    </style:style>
    <style:style style:name="T225" style:family="text">
      <style:text-properties style:font-name="Monospace" fo:language="en" fo:country="US" fo:font-weight="normal" officeooo:rsid="08331d27" style:font-size-asian="10.5pt" style:font-weight-asian="normal" style:font-name-complex="David CLM1" style:font-weight-complex="normal"/>
    </style:style>
    <style:style style:name="T226" style:family="text">
      <style:text-properties style:font-name="Monospace" fo:language="en" fo:country="US" fo:font-weight="normal" officeooo:rsid="0833c1ae" style:font-size-asian="10.5pt" style:font-weight-asian="normal" style:font-name-complex="David CLM1" style:font-weight-complex="normal"/>
    </style:style>
    <style:style style:name="T227" style:family="text">
      <style:text-properties style:font-name="Monospace" fo:language="en" fo:country="US" fo:font-weight="normal" officeooo:rsid="0833f055" style:font-size-asian="10.5pt" style:font-weight-asian="normal" style:font-name-complex="David CLM1" style:font-weight-complex="normal"/>
    </style:style>
    <style:style style:name="T228" style:family="text">
      <style:text-properties style:font-name="Monospace" fo:language="en" fo:country="US" fo:font-weight="normal" officeooo:rsid="0837abae" style:font-size-asian="10.5pt" style:font-weight-asian="normal" style:font-name-complex="David CLM1" style:font-weight-complex="normal"/>
    </style:style>
    <style:style style:name="T229" style:family="text">
      <style:text-properties style:font-name="Monospace" fo:language="en" fo:country="US" fo:font-weight="normal" officeooo:rsid="0839365d" style:font-size-asian="10.5pt" style:font-weight-asian="normal" style:font-name-complex="David CLM1" style:font-weight-complex="normal"/>
    </style:style>
    <style:style style:name="T230" style:family="text">
      <style:text-properties style:font-name="Monospace" fo:language="en" fo:country="US" fo:font-weight="normal" officeooo:rsid="08395c75" style:font-size-asian="10.5pt" style:font-weight-asian="normal" style:font-name-complex="David CLM1" style:font-weight-complex="normal"/>
    </style:style>
    <style:style style:name="T231" style:family="text">
      <style:text-properties style:font-name="Monospace" fo:language="en" fo:country="US" fo:font-weight="normal" officeooo:rsid="083b421c" style:font-size-asian="10.5pt" style:font-weight-asian="normal" style:font-name-complex="David CLM1" style:font-weight-complex="normal"/>
    </style:style>
    <style:style style:name="T232" style:family="text">
      <style:text-properties style:font-name="Monospace" fo:language="en" fo:country="US" fo:font-weight="normal" officeooo:rsid="083cc7e4" style:font-size-asian="10.5pt" style:font-weight-asian="normal" style:font-name-complex="David CLM1" style:font-weight-complex="normal"/>
    </style:style>
    <style:style style:name="T233" style:family="text">
      <style:text-properties style:font-name="Monospace" fo:language="en" fo:country="US" fo:font-weight="normal" officeooo:rsid="083d9fcf" style:font-size-asian="10.5pt" style:font-weight-asian="normal" style:font-name-complex="David CLM1" style:font-weight-complex="normal"/>
    </style:style>
    <style:style style:name="T234" style:family="text">
      <style:text-properties style:font-name="Monospace" fo:language="en" fo:country="US" fo:font-weight="normal" officeooo:rsid="083df94e" style:font-size-asian="10.5pt" style:font-weight-asian="normal" style:font-name-complex="David CLM1" style:font-weight-complex="normal"/>
    </style:style>
    <style:style style:name="T235" style:family="text">
      <style:text-properties style:font-name="Monospace" fo:language="en" fo:country="US" fo:font-weight="normal" officeooo:rsid="083dfd32" style:font-size-asian="10.5pt" style:font-weight-asian="normal" style:font-name-complex="David CLM1" style:font-weight-complex="normal"/>
    </style:style>
    <style:style style:name="T236" style:family="text">
      <style:text-properties style:font-name="Monospace" fo:language="en" fo:country="US" fo:font-weight="normal" officeooo:rsid="083f7d93" style:font-size-asian="10.5pt" style:font-weight-asian="normal" style:font-name-complex="David CLM1" style:font-weight-complex="normal"/>
    </style:style>
    <style:style style:name="T237" style:family="text">
      <style:text-properties style:font-name="Monospace" fo:language="en" fo:country="US" fo:font-weight="normal" officeooo:rsid="0840e2ea" style:font-size-asian="10.5pt" style:font-weight-asian="normal" style:font-name-complex="David CLM1" style:font-weight-complex="normal"/>
    </style:style>
    <style:style style:name="T238" style:family="text">
      <style:text-properties style:font-name="Monospace" fo:language="en" fo:country="US" fo:font-weight="normal" officeooo:rsid="0842d30f" style:font-size-asian="10.5pt" style:font-weight-asian="normal" style:font-name-complex="David CLM1" style:font-weight-complex="normal"/>
    </style:style>
    <style:style style:name="T239" style:family="text">
      <style:text-properties style:font-name="Monospace" fo:language="en" fo:country="US" fo:font-weight="normal" officeooo:rsid="08531499" style:font-size-asian="10.5pt" style:font-weight-asian="normal" style:font-name-complex="David CLM1" style:font-weight-complex="normal"/>
    </style:style>
    <style:style style:name="T240" style:family="text">
      <style:text-properties style:font-name="Monospace" fo:language="en" fo:country="US" fo:font-weight="normal" officeooo:rsid="085d4dfa" style:font-size-asian="10.5pt" style:font-weight-asian="normal" style:font-name-complex="David CLM1" style:font-weight-complex="normal"/>
    </style:style>
    <style:style style:name="T241" style:family="text">
      <style:text-properties style:font-name="Monospace" fo:language="en" fo:country="US" fo:font-weight="normal" officeooo:rsid="085ef390" style:font-size-asian="10.5pt" style:font-weight-asian="normal" style:font-name-complex="David CLM1" style:font-weight-complex="normal"/>
    </style:style>
    <style:style style:name="T242" style:family="text">
      <style:text-properties style:font-name="Monospace" fo:language="en" fo:country="US" fo:font-weight="normal" officeooo:rsid="0866b634" style:font-size-asian="10.5pt" style:font-weight-asian="normal" style:font-name-complex="David CLM1" style:font-weight-complex="normal"/>
    </style:style>
    <style:style style:name="T243" style:family="text">
      <style:text-properties style:font-name="Monospace" fo:language="en" fo:country="US" fo:font-weight="normal" officeooo:rsid="08992009" style:font-size-asian="10.5pt" style:font-weight-asian="normal" style:font-name-complex="David CLM1" style:font-weight-complex="normal"/>
    </style:style>
    <style:style style:name="T244" style:family="text">
      <style:text-properties style:font-name="Monospace" fo:language="en" fo:country="US" fo:font-weight="normal" officeooo:rsid="0897ab50" style:font-size-asian="10.5pt" style:font-weight-asian="normal" style:font-name-complex="David CLM1" style:font-weight-complex="normal"/>
    </style:style>
    <style:style style:name="T245" style:family="text">
      <style:text-properties style:font-name="Monospace" fo:language="en" fo:country="US" fo:font-weight="normal" officeooo:rsid="089899a0" style:font-size-asian="10.5pt" style:font-weight-asian="normal" style:font-name-complex="David CLM1" style:font-weight-complex="normal"/>
    </style:style>
    <style:style style:name="T246" style:family="text">
      <style:text-properties style:font-name="Monospace" fo:language="en" fo:country="US" fo:font-weight="normal" officeooo:rsid="08993133" style:font-size-asian="10.5pt" style:font-weight-asian="normal" style:font-name-complex="David CLM1" style:font-weight-complex="normal"/>
    </style:style>
    <style:style style:name="T247" style:family="text">
      <style:text-properties style:font-name="Monospace" fo:language="en" fo:country="US" fo:font-weight="normal" officeooo:rsid="089aab12" style:font-size-asian="10.5pt" style:font-weight-asian="normal" style:font-name-complex="David CLM1" style:font-weight-complex="normal"/>
    </style:style>
    <style:style style:name="T248" style:family="text">
      <style:text-properties style:font-name="Monospace" fo:language="en" fo:country="US" fo:font-weight="normal" officeooo:rsid="089c8d03" style:font-size-asian="10.5pt" style:font-weight-asian="normal" style:font-name-complex="David CLM1" style:font-weight-complex="normal"/>
    </style:style>
    <style:style style:name="T249" style:family="text">
      <style:text-properties style:font-name="Monospace" fo:language="en" fo:country="US" fo:font-weight="normal" officeooo:rsid="08a4b74c" style:font-size-asian="10.5pt" style:font-weight-asian="normal" style:font-name-complex="David CLM1" style:font-weight-complex="normal"/>
    </style:style>
    <style:style style:name="T250" style:family="text">
      <style:text-properties style:font-name="Monospace" fo:language="en" fo:country="US" fo:font-weight="normal" officeooo:rsid="08a68f2f" style:font-size-asian="10.5pt" style:font-weight-asian="normal" style:font-name-complex="David CLM1" style:font-weight-complex="normal"/>
    </style:style>
    <style:style style:name="T251" style:family="text">
      <style:text-properties style:font-name="Monospace" fo:language="en" fo:country="US" fo:font-weight="normal" officeooo:rsid="08a6aacd" style:font-size-asian="10.5pt" style:font-weight-asian="normal" style:font-name-complex="David CLM1" style:font-weight-complex="normal"/>
    </style:style>
    <style:style style:name="T252" style:family="text">
      <style:text-properties officeooo:rsid="077182cf"/>
    </style:style>
    <style:style style:name="T253" style:family="text">
      <style:text-properties officeooo:rsid="0771972c"/>
    </style:style>
    <style:style style:name="T254" style:family="text">
      <style:text-properties officeooo:rsid="07731d35"/>
    </style:style>
    <style:style style:name="T255" style:family="text">
      <style:text-properties officeooo:rsid="077634e6"/>
    </style:style>
    <style:style style:name="T256" style:family="text">
      <style:text-properties fo:language="en" fo:country="US" officeooo:rsid="077634e6"/>
    </style:style>
    <style:style style:name="T257" style:family="text">
      <style:text-properties fo:language="en" fo:country="US" officeooo:rsid="07778c74"/>
    </style:style>
    <style:style style:name="T258" style:family="text">
      <style:text-properties fo:language="en" fo:country="US" fo:font-style="italic" officeooo:rsid="0883459d"/>
    </style:style>
    <style:style style:name="T259" style:family="text">
      <style:text-properties fo:language="en" fo:country="US" officeooo:rsid="08a4b74c"/>
    </style:style>
    <style:style style:name="T260"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61" style:family="text">
      <style:text-properties officeooo:rsid="081ef443"/>
    </style:style>
    <style:style style:name="T262" style:family="text">
      <style:text-properties fo:font-style="italic"/>
    </style:style>
    <style:style style:name="T263" style:family="text">
      <style:text-properties officeooo:rsid="0843f45f"/>
    </style:style>
    <style:style style:name="T264" style:family="text">
      <style:text-properties officeooo:rsid="0845f4af"/>
    </style:style>
    <style:style style:name="T265" style:family="text">
      <style:text-properties officeooo:rsid="0847519a"/>
    </style:style>
    <style:style style:name="T266" style:family="text">
      <style:text-properties officeooo:rsid="08677fb6"/>
    </style:style>
    <style:style style:name="T267" style:family="text">
      <style:text-properties style:text-position="sub 58%" style:font-name="Monospace" fo:language="en" fo:country="US" officeooo:rsid="0886aa9e" style:font-size-asian="10.5pt" style:font-name-complex="David CLM1" style:font-weight-complex="normal"/>
    </style:style>
    <style:style style:name="T268" style:family="text">
      <style:text-properties style:text-position="sub 58%" style:font-name="Monospace" fo:language="en" fo:country="US" fo:font-style="normal" officeooo:rsid="08875768" style:font-size-asian="10.5pt" style:font-style-asian="normal" style:font-name-complex="David CLM1" style:font-style-complex="normal" style:font-weight-complex="normal"/>
    </style:style>
    <style:style style:name="T269" style:family="text">
      <style:text-properties style:text-position="sub 58%" style:font-name="Monospace" fo:language="en" fo:country="US" fo:font-style="normal" officeooo:rsid="0886aa9e" style:font-size-asian="10.5pt" style:font-style-asian="normal" style:font-name-complex="David CLM1" style:font-style-complex="normal" style:font-weight-complex="normal"/>
    </style:style>
    <style:style style:name="T270" style:family="text">
      <style:text-properties style:text-position="sub 58%" style:font-name="Monospace" fo:language="en" fo:country="US" fo:font-style="normal" officeooo:rsid="088824d9" style:font-size-asian="10.5pt" style:font-style-asian="normal" style:font-name-complex="David CLM1" style:font-style-complex="normal" style:font-weight-complex="normal"/>
    </style:style>
    <style:style style:name="T271" style:family="text">
      <style:text-properties style:text-position="sub 58%" style:font-name="Monospace" fo:language="en" fo:country="US" fo:font-style="normal" officeooo:rsid="088f6829" style:font-size-asian="10.5pt" style:font-style-asian="normal" style:font-name-complex="David CLM1" style:font-style-complex="normal" style:font-weight-complex="normal"/>
    </style:style>
    <style:style style:name="T272" style:family="text">
      <style:text-properties style:text-position="sub 58%" style:font-name="Monospace" fo:language="en" fo:country="US" fo:font-style="normal" officeooo:rsid="088f9c39" style:font-size-asian="10.5pt" style:font-style-asian="normal" style:font-name-complex="David CLM1" style:font-style-complex="normal" style:font-weight-complex="normal"/>
    </style:style>
    <style:style style:name="T273" style:family="text">
      <style:text-properties style:text-position="0% 100%" style:font-name="Monospace" fo:language="en" fo:country="US" fo:font-style="normal" officeooo:rsid="0886aa9e" style:font-size-asian="10.5pt" style:font-style-asian="normal" style:font-name-complex="David CLM1" style:font-style-complex="normal" style:font-weight-complex="normal"/>
    </style:style>
    <style:style style:name="T274" style:family="text">
      <style:text-properties style:text-position="0% 100%" style:font-name="Monospace" fo:language="en" fo:country="US" fo:font-style="normal" officeooo:rsid="08875768" style:font-size-asian="10.5pt" style:font-style-asian="normal" style:font-name-complex="David CLM1" style:font-style-complex="normal" style:font-weight-complex="normal"/>
    </style:style>
    <style:style style:name="T275" style:family="text">
      <style:text-properties style:text-position="0% 100%" style:font-name="Monospace" fo:language="en" fo:country="US" fo:font-style="normal" officeooo:rsid="088824d9" style:font-size-asian="10.5pt" style:font-style-asian="normal" style:font-name-complex="David CLM1" style:font-style-complex="normal" style:font-weight-complex="normal"/>
    </style:style>
    <style:style style:name="T276" style:family="text">
      <style:text-properties style:text-position="0% 100%" style:font-name="Monospace" fo:language="en" fo:country="US" fo:font-style="normal" officeooo:rsid="088a0256" style:font-size-asian="10.5pt" style:font-style-asian="normal" style:font-name-complex="David CLM1" style:font-style-complex="normal" style:font-weight-complex="normal"/>
    </style:style>
    <style:style style:name="T277" style:family="text">
      <style:text-properties style:text-position="0% 100%" style:font-name="Monospace" fo:language="en" fo:country="US" fo:font-style="normal" officeooo:rsid="088b0c17" style:font-size-asian="10.5pt" style:font-style-asian="normal" style:font-name-complex="David CLM1" style:font-style-complex="normal" style:font-weight-complex="normal"/>
    </style:style>
    <style:style style:name="T278" style:family="text">
      <style:text-properties style:text-position="0% 100%" style:font-name="Monospace" fo:language="en" fo:country="US" fo:font-style="normal" officeooo:rsid="088f6829" style:font-size-asian="10.5pt" style:font-style-asian="normal" style:font-name-complex="David CLM1" style:font-style-complex="normal" style:font-weight-complex="normal"/>
    </style:style>
    <style:style style:name="T279" style:family="text">
      <style:text-properties style:text-position="0% 100%" style:font-name="Monospace" fo:language="en" fo:country="US" fo:font-style="normal" officeooo:rsid="088c6e6c" style:font-size-asian="10.5pt" style:font-style-asian="normal" style:font-name-complex="David CLM1" style:font-style-complex="normal" style:font-weight-complex="normal"/>
    </style:style>
    <style:style style:name="T280" style:family="text">
      <style:text-properties style:text-position="0% 100%" style:font-name="Monospace" fo:language="en" fo:country="US" fo:font-style="normal" officeooo:rsid="088f9c39" style:font-size-asian="10.5pt" style:font-style-asian="normal" style:font-name-complex="David CLM1" style:font-style-complex="normal" style:font-weight-complex="normal"/>
    </style:style>
    <style:style style:name="T281" style:family="text">
      <style:text-properties style:text-position="0% 100%" style:font-name="Monospace" fo:language="en" fo:country="US" fo:font-style="normal" officeooo:rsid="089070ac" style:font-size-asian="10.5pt" style:font-style-asian="normal" style:font-name-complex="David CLM1" style:font-style-complex="normal" style:font-weight-complex="normal"/>
    </style:style>
    <style:style style:name="T282" style:family="text">
      <style:text-properties officeooo:rsid="08992009"/>
    </style:style>
    <style:style style:name="T283" style:family="text">
      <style:text-properties officeooo:rsid="08aa872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חלוקה הוגנת <text:span text:style-name="T17">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pan><text:span text:style-name="T16">99:0</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44"><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1668230791" text:style-name="L1">
        <text:list-item>
          <text:p text:style-name="P90">לשחקנים יש זכויות שונות.</text:p>
        </text:list-item>
        <text:list-item>
          <text:p text:style-name="P90">החפצים שונים (ושחקנים שונים מייחסים להם ערכים שונים);</text:p>
        </text:list-item>
      </text:list>
      <text:h text:style-name="P66" text:outline-level="1">בעיית חלוקת המושבים בכנסת</text:h>
      <text:p text:style-name="P30"><text:span text:style-name="T261">נתחיל מההכללה הראשונה: </text:span>החפצים <text:span text:style-name="T261">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52">הבדל של מושב אחד יכול להיות קריטי בהצבעות צמודות, </text:span><text:span text:style-name="T253">כך שהשאלה "לאיזה כיוון לעגל?" היא שאלה </text:span><text:span text:style-name="T254">חשובה </text:span><text:span text:style-name="T253">מאד.</text:span></text:p>
      <text:p text:style-name="P9"><text:span text:style-name="T255">בעיית חלוקת המושבים נקראת באנגלית בעיית ה-</text:span><text:span text:style-name="T256">apportionment (מלשון חלוקה למנות שלמות). התחילו לחקור אותה פוליטיקאים ומתמטיקאים באר</text:span><text:span text:style-name="T257">צות הברית</text:span><text:span text:style-name="T256">, </text:span><text:span text:style-name="T19">כשהיו צריכים להחליט איך לחלק את המושבים בקונגרס בין המדינות השונות </text:span><text:span text:style-name="T20">בברית. </text:span><text:span text:style-name="T21">בארה”ב</text:span><text:span text:style-name="T20">, </text:span><text:span text:style-name="T22">השחקנים הם </text:span><text:span text:style-name="T154">מדינות</text:span><text:span text:style-name="T22">, ו</text:span><text:span text:style-name="T20">הזכות של כל מדינה נקבע</text:span><text:span text:style-name="T21">ת</text:span><text:span text:style-name="T20"> לפי </text:span><text:span text:style-name="T155">האוכלוסיה </text:span><text:span text:style-name="T20">שלה; </text:span><text:span text:style-name="T21">במדינות עם </text:span><text:span text:style-name="T22">בחירות יחסיות לפרלמנט, כמו בישראל וברוב מדינות אירופה, השחקנים הם </text:span><text:span text:style-name="T154">מפלגות</text:span><text:span text:style-name="T22">, והזכות של כל מפלגה נקבעת לפי </text:span><text:span text:style-name="T154">מספר הקולות </text:span><text:span text:style-name="T22">שלה. אבל העקרונות המתימטיים דומים בשני המקרים.</text:span></text:p>
      <text:p text:style-name="P9"><text:span text:style-name="T23">כשיש רק שתי מפלגות, </text:span><text:span text:style-name="T25">פתרון אחד מתקבל על הדעת: </text:span><text:span text:style-name="T23">צריך לעגל את מספר המושבים של כל מפלגה לשלם הגדול ביותר. לדוגמה, אם מפלגה אחת מקבלת 68.7 והמפלגה השניה 51.3, אז הראשונה תקבל 69 והשניה 51. </text:span><text:span text:style-name="T26">הסכום תמיד ייצא 120. </text:span></text:p>
      <text:p text:style-name="P10"><text:span text:style-name="T23">אבל </text:span><text:span text:style-name="T24">מה אם יש שלוש מפלגות או יותר? לדוגמה, נניח שמפלגות א, ב, ג קיבלו 20.25, 30.35, 69.4. אם נעגל לשלם הקרוב ביותר, נקבל 20, 30, 69, ובסה"כ 119 – </text:span><text:span text:style-name="T25">נשאר מושב אחד פנוי. איזו מפלגה תקבל אותו?</text:span></text:p>
      <text:p text:style-name="Heading_20_2"><text:span text:style-name="T24">ש</text:span><text:span text:style-name="T18">יטת המילטון</text:span></text:p>
      <text:p text:style-name="P11"><text:span text:style-name="T29">שיטת </text:span><text:span text:style-name="T27">החלוקה הראשו</text:span><text:span text:style-name="T29">נה שהוצעה למצב של כמה מפלגות או יותר נקראת </text:span><text:span text:style-name="T156">שיטת השארית הגדולה ביותר</text:span><text:span text:style-name="T29"> (Largest Remainder Method), או </text:span><text:span text:style-name="T157">שיטת</text:span><text:span text:style-name="T156"> המילטון</text:span><text:span text:style-name="T29"> (Hamilton’s Method), </text:span><text:span text:style-name="T28"><text:s/></text:span><text:span text:style-name="T29">על-שם אלכסנדר המילטון, אחד ממייסדי ארה"ב ושר-האוצר הראשון שלה. </text:span><text:span text:style-name="T30">שיטה זו עובדת באופן הבא:</text:span></text:p>
      <text:list xml:id="list1512535609" text:style-name="L2">
        <text:list-item>
          <text:p text:style-name="P68"><text:span text:style-name="T18">נותנים לכל מפלגה את מספר המושבים </text:span><text:span text:style-name="T158">השלם</text:span><text:span text:style-name="T31"> </text:span><text:span text:style-name="T18">המגיע לה </text:span><text:span text:style-name="T31">(המספר </text:span><text:span text:style-name="T18">מעוגל כלפי מטה</text:span><text:span text:style-name="T31">);</text:span></text:p>
        </text:list-item>
        <text:list-item>
          <text:p text:style-name="P67"><text:span text:style-name="T31">מחלקים את המושבים העודפים למפלגות לפי סדר יורד של </text:span><text:span text:style-name="T158">השארית.</text:span></text:p>
        </text:list-item>
      </text:list>
      <text:p text:style-name="P12"><text:soft-page-break/><text:span text:style-name="T18">בדוגמה למעלה, המפלגה שתקבל את ה</text:span><text:span text:style-name="T32">מושב העודף היא מפלגה ג, והחלוקה </text:span><text:span text:style-name="T33">הסופית</text:span><text:span text:style-name="T32"> תהיה 20, 30, 70.</text:span></text:p>
      <text:p text:style-name="P13"><text:span text:style-name="T32">ש</text:span><text:span text:style-name="T34">יטה זו היתה נהוגה בישראל החל מהבחירות השניות ועד הבחירות השביעיות, </text:span><text:span text:style-name="T55">ונהגה בארה”ב בין 1852 ל-1900</text:span><text:span text:style-name="T35">. היא נהוגה כיום ברוסיה, אוקראינה, ליטא, תוניס, טיוואן, נמיביה והונג-קונג.</text:span></text:p>
      <text:p text:style-name="P14"><text:span text:style-name="T18">השיטה נראית הגיונית במבט ראשון, אבל למעשה יש בה כמה פרדוקסים. </text:span><text:span text:style-name="T43">הנה אחד מהם. </text:span><text:span text:style-name="T36">לשם המחשה, נניח שיש רק 5 מושבים לחלוקה (רק כדי שהדוגמה תהיה פשוטה יותר), ונניח </text:span><text:span text:style-name="T37">שמספרי הקולות של המפלגות א, ב, ג הם: 40, 135, 325 </text:span><text:span text:style-name="T38">(בסה"כ 500), </text:span><text:span text:style-name="T39">כך שמספר המושבים המגיע להן הוא 0.4, 1.35, 3.25. </text:span><text:span text:style-name="T38">בשיטת השארית הגדולה ביותר, </text:span><text:span text:style-name="T39">החלוקה הסופית תהיה 1, 1, 3.</text:span><text:span text:style-name="T40"> </text:span></text:p>
      <text:p text:style-name="P15"><text:span text:style-name="T40">עכשיו, נניח שאנחנו מסתכלים רק על מפלגות א, ב. הן קיבלו ביחד 175 קולות ו-2 מושבים. </text:span><text:span text:style-name="T41">איך היינו מחלקים את 2 המושבים הללו ביניהן, לפי עקרון השארית הגדולה ביותר? - נחשב כמה מושבים מגיעים לכל מפלגה לפי חלוקת הקולות שלהן:</text:span></text:p>
      <text:list xml:id="list3395001765" text:style-name="L3">
        <text:list-item>
          <text:p text:style-name="P69">למפלגה א מגיעים 40/175*2 = 0.457;</text:p>
        </text:list-item>
        <text:list-item>
          <text:p text:style-name="P69">למפלגה ב מגיעים <text:s/>135/175*2 = 1.543;</text:p>
        </text:list-item>
      </text:list>
      <text:p text:style-name="P16"><text:span text:style-name="T41">לפי שיטת השארית הגדולה ביותר, החלוקה הפנימית בין א ל-ב צריכה להיות 0,2 – ולא 1,1! </text:span><text:span text:style-name="T44">השיטה סותרת את עצמה – היא אינה </text:span><text:span text:style-name="T159">עקבית</text:span><text:span text:style-name="T42">. </text:span></text:p>
      <text:p text:style-name="P17"><text:span text:style-name="T172">הגדרה</text:span><text:span text:style-name="T49">. שיטה לחלוקת-מושבים נקראת </text:span><text:span text:style-name="T160">עקבית</text:span><text:span text:style-name="T49"> (באנגלית: consistent או coherent), </text:span><text:span text:style-name="T44">אם </text:span><text:span text:style-name="T45">עבור כל תת-קבוצה </text:span><text:span text:style-name="T46">X</text:span><text:span text:style-name="T45"> של מפלגות, </text:span><text:span text:style-name="T47">שקיבלו ביחד n מושבים</text:span><text:span text:style-name="T45"> </text:span><text:span text:style-name="T48">בחלוקה הכללית – אם נשתמש באותה שיטה כדי לחלק את n המושבים בין המפלגות בקבוצה X </text:span><text:span text:style-name="T50">בלבד,</text:span><text:span text:style-name="T48"> </text:span><text:span text:style-name="T51">נקבל אותה חלוקה בדיוק כמו בחלוקה הכללית.</text:span></text:p>
      <text:p text:style-name="P37"><text:span text:style-name="T51">ח</text:span><text:span text:style-name="T52">וסר-עקביות </text:span><text:span text:style-name="T127">אינו בעיה תיאורטית בלבד – עלולות להיות לו גם השלכות אסטרטגיות. לדוגמה, נניח שוב </text:span><text:span text:style-name="T36">שיש 5 מושבים, </text:span><text:span text:style-name="T127">ו</text:span><text:span text:style-name="T37">מספרי הקולות של המפלגות א, ב, ג הם: </text:span><text:span text:style-name="T127">25</text:span><text:span text:style-name="T37">, </text:span><text:span text:style-name="T128">140</text:span><text:span text:style-name="T37">, </text:span><text:span text:style-name="T128">335</text:span><text:span text:style-name="T37"> </text:span><text:span text:style-name="T38">(בסה"כ 500)</text:span><text:span text:style-name="T39">. </text:span><text:span text:style-name="T38">בשיטת השארית הגדולה ביותר, </text:span><text:span text:style-name="T39">החלוקה הסופית </text:span><text:span text:style-name="T129">היא</text:span><text:span text:style-name="T39"> </text:span><text:span text:style-name="T129">0, 2, 3</text:span><text:span text:style-name="T39">.</text:span><text:span text:style-name="T127"> </text:span><text:span text:style-name="T129">עכשיו, נניח שמפלגה א – שממילא לא זכתה באף מושב – פורשת מהמירוץ, ותומכיה נשארים בבית. מספרי הקולות של המפלגות שנשארו הם עדיין </text:span><text:span text:style-name="T128">140</text:span><text:span text:style-name="T37">, </text:span><text:span text:style-name="T128">335, </text:span><text:span text:style-name="T129"><text:s/>ובסה"כ 475</text:span><text:span text:style-name="T38">, </text:span><text:span text:style-name="T129">כך שמספר המושבים המדוייק שמגיע להן הוא </text:span><text:span text:style-name="T131">1.47, 3.53, ובשיטת השארית הגדולה, חלוקת המושבים היא 1, 4. פריש</text:span><text:span text:style-name="T132">ת</text:span><text:span text:style-name="T131">ה של מפלגה א העבירה מושב אחד ממפלגה ב למפלגה ג! זה נותן </text:span><text:span text:style-name="T133">למפלגה א כוח אסטרטגי – עצם ההחלטה שלה אם לרוץ או לא, למרות שבוודאות לא תזכה באף מושב, עלולה להשפיע על חלוקת המושבים בין מפלגות גדולות הרבה יותר.</text:span><text:span text:style-name="T53"> </text:span></text:p>
      <text:p text:style-name="P6">בואו ונבדוק שיטות נוספות, ונראה אם נצליח למצוא שיטה עקבית.</text:p>
      <text:p text:style-name="P4"><text:span text:style-name="T24">ש</text:span><text:span text:style-name="T18">יטת </text:span><text:span text:style-name="T260">ג’פרסון</text:span></text:p>
      <text:p text:style-name="P38"><text:span text:style-name="T85">שיטה זו הוצעה לראשונה ע"י תומאס ג’פרסון </text:span><text:span text:style-name="T57">(Jefferson), גם הוא אחד ממייסדי ארה"ב והנשיא השלישי שלה. </text:span><text:span text:style-name="T190">השיטה</text:span><text:span text:style-name="T185"> </text:span><text:span text:style-name="T188">נהגה </text:span><text:span text:style-name="T191">בארה"ב בין 1792 ל-1842. </text:span><text:span text:style-name="T185">שיטת ג’פרסון</text:span><text:span text:style-name="T72"> </text:span><text:span text:style-name="T65">התקבלה בישראל בשנת ה’תשל"ג (1973), בתיקון לחוק הבחירות לכנסת, </text:span><text:span text:style-name="T84">הנקרא </text:span><text:span text:style-name="T161">חוק בדר-</text:span><text:span text:style-name="T195">עופר, </text:span><text:span text:style-name="T196">והיא השיטה הנהוגה כיום בישראל. </text:span><text:span text:style-name="T197">היא </text:span><text:span text:style-name="T185">נהוגה </text:span><text:span text:style-name="T192">כיום </text:span><text:span text:style-name="T185">בעוד </text:span><text:span text:style-name="T189">עשרות </text:span><text:span text:style-name="T185">מדינות </text:span><text:span text:style-name="T186">ברחבי העו</text:span><text:span text:style-name="T187">ל</text:span><text:span text:style-name="T186">ם.</text:span><text:span text:style-name="T185"> </text:span></text:p>
      <text:p text:style-name="P24"><text:span text:style-name="T58">ניתן לתאר את השיטה בשתי דרכים – </text:span><text:span text:style-name="T59">שתיהן שקולות ומביאות לאותה תוצאה. </text:span><text:span text:style-name="T86">אנחנו נתמקד בשיטה הסדרתית:</text:span><text:span text:style-name="T61"> </text:span></text:p>
      <text:list xml:id="list4141992225" text:style-name="L4">
        <text:list-item>
          <text:p text:style-name="P75"><text:span text:style-name="T173">אתחול</text:span><text:span text:style-name="T60">: כל מפלגה מקבלת 0 מושבים.</text:span></text:p>
        </text:list-item>
        <text:list-item>
          <text:p text:style-name="P70">כל עוד נשארים מושבים פנויים:</text:p>
          <text:list>
            <text:list-item>
              <text:p text:style-name="P72">מחשבים, עבור כל מפלגה, את המנה (מספר קולות) / (מספר מושבים נוכחי + 1).</text:p>
            </text:list-item>
            <text:list-item>
              <text:p text:style-name="P70">נותנים את המושב הבא למפלגה שעבורה המנה הזאת גדולה ביותר.</text:p>
            </text:list-item>
          </text:list>
        </text:list-item>
      </text:list>
      <text:p text:style-name="P19"><text:span text:style-name="T62">נדגים על </text:span><text:span text:style-name="T37">המפלגות א, ב, ג </text:span><text:span text:style-name="T62">שזכו ב- </text:span><text:span text:style-name="T37">40, 135, 325 </text:span><text:span text:style-name="T62">קולות</text:span><text:span text:style-name="T63">:</text:span></text:p>
      <text:list xml:id="list1942384083" text:style-name="L5">
        <text:list-item>
          <text:p text:style-name="P73">אתחול: כל מפלגה מקבלת 0 מושבים. </text:p>
        </text:list-item>
        <text:list-item>
          <text:p text:style-name="P73"><text:soft-page-break/>המנות הן: 40, 135, 325 – מפלגה ג מקבלת מושב 1.</text:p>
        </text:list-item>
        <text:list-item>
          <text:p text:style-name="P73">המנות המעודכנות הן: 40, 135, 325/2=162.5; <text:s/>מפלגה ג מקבלת עוד מושב 1.</text:p>
        </text:list-item>
        <text:list-item>
          <text:p text:style-name="P73">המנות המעודכנות הן: 40, 135, 325/3=108.33; <text:s/>מפלגה ב מקבלת מושב 1.</text:p>
        </text:list-item>
        <text:list-item>
          <text:p text:style-name="P73">המנות המעודכנות הן: 40, 135/2=67.5, 108.33; <text:s/>מפלגה ג מקבלת מושב 1.</text:p>
        </text:list-item>
        <text:list-item>
          <text:p text:style-name="P77"><text:span text:style-name="T63">המנות המעודכנות הן: 40, 67.5, 325/</text:span><text:span text:style-name="T64">4</text:span><text:span text:style-name="T63">=</text:span><text:span text:style-name="T64">80.25</text:span><text:span text:style-name="T63">; <text:s/>מפלגה ג מקבלת מושב 1.</text:span></text:p>
        </text:list-item>
      </text:list>
      <text:p text:style-name="P5">החלוקה הסופית היא 0, 1, 4.</text:p>
      <text:p text:style-name="P20"><text:span text:style-name="T66">האם השיטה עקבית? </text:span><text:span text:style-name="T67">בדוגמה למעלה, קל לבדוק שהיא אכן עקבית. למשל, מפלגות א+ב ביחד קיבלו רק מושב אחד, וברור שאם נפעיל את שיטת ג’פרסון על המושב היחיד הזה, החלוקה </text:span><text:span text:style-name="T68">הפנימית תהיה </text:span><text:span text:style-name="T69">0, 1. </text:span><text:span text:style-name="T70">עכשיו נוכיח שהיא תמיד עקבית.</text:span></text:p>
      <text:p text:style-name="P21"><text:span text:style-name="T171">משפט</text:span><text:span text:style-name="T18">. שיטת ג’פרסון היא עקבית.</text:span></text:p>
      <text:p text:style-name="P22"><text:span text:style-name="T174">הוכחה</text:span><text:span text:style-name="T70">. </text:span><text:span text:style-name="T71">נסתכל על </text:span><text:span text:style-name="T74">סדרת המפלגות המקבלות מושבים לפי שיטת ג’פרסון. </text:span><text:span text:style-name="T75">נניח שאנחנו מוחקים מהסדרה חלק </text:span><text:span text:style-name="T74">מהמפלגו</text:span><text:span text:style-name="T75">ת,</text:span><text:span text:style-name="T74"> עם המושבים </text:span><text:span text:style-name="T75">שקיבלו.</text:span><text:span text:style-name="T74"> </text:span><text:span text:style-name="T76">סדר חלוקת המושבים ל</text:span><text:span text:style-name="T75">מפלגות הנותרות </text:span><text:span text:style-name="T76">נשאר זהה </text:span><text:span text:style-name="T75">– עדיין, המפלגה </text:span><text:span text:style-name="T77">המקבלת</text:span><text:span text:style-name="T75"> את המושב הבא היא המפלגה </text:span><text:span text:style-name="T79">שהמנה</text:span><text:span text:style-name="T75"> (מספר קולות) / (מספר מושבים נוכחי + 1) </text:span><text:span text:style-name="T78">שלה </text:span><text:span text:style-name="T79">היא הגדולה ביותר. </text:span><text:span text:style-name="T80">לכן, חלוקת המושבים בין המפלגות שנשארו זהה. ***</text:span></text:p>
      <text:p text:style-name="P23"><text:span text:style-name="T80">ב</text:span><text:span text:style-name="T18">דוגמה למעלה, הסדרה היא ג, ג, ב, ג, ג. </text:span><text:span text:style-name="T81">אם מוחקים את מפלגה ב ומשא</text:span><text:span text:style-name="T82">י</text:span><text:span text:style-name="T81">רים רק את מפלגות א, ג, הסדרה הנשארת תהיה ג, ג, ג, ג – מפלגה ג תמיד נבחרת, כי המנה </text:span><text:span text:style-name="T75">(מספר קולות) / (מספר מושבים נוכחי + 1) </text:span><text:span text:style-name="T81">שלה גדולה יותר משל א. </text:span><text:span text:style-name="T83">לכן חלוקת המושבים בין א ל-ג תהיה 0, 4.</text:span></text:p>
      <text:p text:style-name="P25"><text:span text:style-name="T56">ל</text:span><text:span text:style-name="T57">מרות זאת, לשיטת ג’פרסון יש</text:span><text:span text:style-name="T73">נו</text:span><text:span text:style-name="T57"> חיסרון אחד משמעותי: היא לא נותנת את התוצאה ה"נכונה" כשיש שתי מפלגות. </text:span><text:span text:style-name="T87">לדוגמה, נניח שמפלגות א, ב קיבלו 160, 340 קולות בהתאמה, ויש 5 מושבים. </text:span><text:span text:style-name="T88">במצב זה, החלוקה המדוייקת היא 1.6, 3.4, ונראה </text:span><text:span text:style-name="T89">הוגן יותר לעגל למעלה למפלגה א ולעגל למטה למפלגה ב, כך שהחלוקה תהיה </text:span><text:span text:style-name="T88">2, 3. </text:span><text:span text:style-name="T89">אבל בשיטת ג’פרסון, </text:span><text:span text:style-name="T90">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1">החלוקה תהיה 1, 4.</text:span></text:p>
      <text:p text:style-name="P26"><text:span text:style-name="T54">האם קיימת שיטת חלוקת-מושבים, שהיא </text:span><text:span text:style-name="T92">גם </text:span><text:span text:style-name="T162">עקבית </text:span><text:span text:style-name="T93">וגם </text:span><text:span text:style-name="T163">הוגנת </text:span><text:span text:style-name="T193">עבור כל זוג של מפלגות? </text:span><text:span text:style-name="T194">נראה בפרק הבא.</text:span></text:p>
      <text:p text:style-name="Heading_20_2"><text:span text:style-name="T194">ש</text:span><text:span text:style-name="T184">יטות מחלק</text:span></text:p>
      <text:p text:style-name="P8">ניתן להכליל את שיטת ג’פרסון באופן הבא. בוחרים פונקציה כלשהי f, המייחסת לכל מספר שלם s, מספר ממשי כלשהו בין s לבין s+1. המושבים מחולקים באופן הבא:</text:p>
      <text:list xml:id="list110103734194538" text:continue-list="list4141992225" text:style-name="L4">
        <text:list-item>
          <text:p text:style-name="P76"><text:span text:style-name="T173">אתחול</text:span><text:span text:style-name="T60">: כל מפלגה מקבלת 0 מושבים.</text:span></text:p>
        </text:list-item>
        <text:list-item>
          <text:p text:style-name="P71">כל עוד נשארים מושבים פנויים:</text:p>
          <text:list>
            <text:list-item>
              <text:p text:style-name="P76"><text:span text:style-name="T18">מחשבים, עבור כל מפלגה, את המנה (מספר קולות) / </text:span><text:span text:style-name="T94">f(s), כאשר </text:span><text:span text:style-name="T144">s</text:span><text:span text:style-name="T94"> הוא מספר המושבים הנוכחי של המפלגה.</text:span></text:p>
            </text:list-item>
            <text:list-item>
              <text:p text:style-name="P71">נותנים את המושב הבא למפלגה שעבורה המנה הזאת גדולה ביותר.</text:p>
            </text:list-item>
          </text:list>
        </text:list-item>
      </text:list>
      <text:p text:style-name="P18"><text:span text:style-name="T94">כל שיטה כזאת נקראת </text:span><text:span text:style-name="T164">שיטת מחלק </text:span><text:span text:style-name="T94">(divisor method). שיטת ג’פרסון היא מקרה פרטי של שיטת מחלק, שבה הפונקציה היא f(s)=s+1.</text:span></text:p>
      <text:p text:style-name="P27"><text:span text:style-name="T174">משפט</text:span><text:span text:style-name="T70">. </text:span><text:span text:style-name="T95">לכל פונקציה f, שיטת-המחלק עם הפונקציה f היא עקבית</text:span><text:span text:style-name="T70">.</text:span></text:p>
      <text:p text:style-name="P27"><text:span text:style-name="T174">הוכחה</text:span><text:span text:style-name="T70">. </text:span><text:span text:style-name="T96">ההוכחה זהה לחלוטין להוכחת העקביות של שיטת ג’פרסון. </text:span><text:span text:style-name="T97">הנקודה החשובה היא, שסדר חלוקת המושבים נקבע חד-משמעית (על-ידי הפונקציה f), ולכן הסדר נשמר גם כשלוקחים תת-קבוצה כלשהי של המפלגות. ***</text:span></text:p>
      <text:p text:style-name="P29"><text:soft-page-break/><text:span text:style-name="T98">עכשיו יש ברשותנו קבוצה גדולה (למעשה אינסופית) של שיטות עקביות לחלוקת מושבים. </text:span><text:span text:style-name="T99">כמה שיטות מתוך הקבוצה הזאת הוצעו לשימוש במקומות שונים:</text:span></text:p>
      <text:list xml:id="list1382276325" text:style-name="L6">
        <text:list-item>
          <text:p text:style-name="P81"><text:span text:style-name="T198">שיטת</text:span><text:span text:style-name="T171"> אדאמס –</text:span><text:span text:style-name="T18"> על-שם ג’ון קווינסי אדאמס </text:span><text:span text:style-name="T104">(Adams)</text:span><text:span text:style-name="T18">, הנשיא השישי של ארה"ב: </text:span><text:span text:style-name="T171">f(s)=s</text:span><text:span text:style-name="T18">.</text:span></text:p>
        </text:list-item>
        <text:list-item>
          <text:p text:style-name="P78"><text:span text:style-name="T201">שיטת</text:span><text:span text:style-name="T175"> דין –</text:span><text:span text:style-name="T99"> על-שם ג’יימס דין </text:span><text:span text:style-name="T104">(Dean)</text:span><text:span text:style-name="T99">, פרופסור אמריקאי: </text:span><text:span text:style-name="T176">f(s)=2/</text:span><text:span text:style-name="T179">[</text:span><text:span text:style-name="T176">1/s+1/(s+1)</text:span><text:span text:style-name="T179">]</text:span><text:span text:style-name="T176">)</text:span><text:span text:style-name="T100">, ממוצע הרמוני של s ו-s+1.</text:span></text:p>
        </text:list-item>
        <text:list-item>
          <text:p text:style-name="P79"><text:span text:style-name="T100">שיטת </text:span><text:span text:style-name="T176">הנטינגטון-היל</text:span><text:span text:style-name="T100"> – </text:span><text:span text:style-name="T104">על-שם אדווארד ורמיליה הנטינגטון (Huntington) </text:span><text:span text:style-name="T110">ו</text:span><text:span text:style-name="T104">יוסף אדנה היל (Hill), </text:span><text:span text:style-name="T110">מתמטיקאים </text:span><text:span text:style-name="T104">אמריקאי</text:span><text:span text:style-name="T110">ים</text:span><text:span text:style-name="T104">. </text:span><text:span text:style-name="T176">f(s)=</text:span><text:span text:style-name="T177">sqrt(s*(s+1))</text:span><text:span text:style-name="T101">, </text:span><text:span text:style-name="T102">ממוצע גיאומטרי של s ו-s+1. </text:span><text:span text:style-name="T148">ב</text:span><text:span text:style-name="T103">שיטה זו </text:span><text:span text:style-name="T149">משתמשים כיום, עד כמה שידוע לי, רק במקום אחד – בארה"ב, לחלוקת </text:span><text:span text:style-name="T148">המושבים בקונגרס בין ארצות הברית.</text:span></text:p>
        </text:list-item>
        <text:list-item>
          <text:p text:style-name="P80"><text:span text:style-name="T103">ש</text:span><text:span text:style-name="T18">יטת </text:span><text:span text:style-name="T171">וובסטר –</text:span><text:span text:style-name="T18"> </text:span><text:span text:style-name="T105">על-שם דניאל וובסטר (Webster), </text:span><text:span text:style-name="T106">סנטור אמריקאי. <text:s/></text:span><text:span text:style-name="T175">f(s)=</text:span><text:span text:style-name="T178">s+0.5. </text:span><text:span text:style-name="T200">בשימוש במספר מדינות, כגון: בוסניה והרצגובינה, עיראק, קוסובו, לטביה, ניו זילנד, נורווגיה, ושוודיה.</text:span></text:p>
        </text:list-item>
        <text:list-item>
          <text:p text:style-name="P80"><text:span text:style-name="T199">שיטת </text:span><text:span text:style-name="T178">ג’פרסון </text:span><text:span text:style-name="T199">– שכבר </text:span><text:span text:style-name="T202">הכרנו</text:span><text:span text:style-name="T199"> – היא שיטת-מחלק עם <text:s/></text:span><text:span text:style-name="T175">f(s)=</text:span><text:span text:style-name="T178">s+1</text:span><text:span text:style-name="T199">.</text:span></text:p>
        </text:list-item>
      </text:list>
      <text:p text:style-name="P74">שימו לב: בחלק מהשיטות האלו f(0)=0. המשמעות היא, שהמנה של כל מפלגה שעדיין לא קיבלה מושבים היא אינסוף. מכאן, ששיטת-המחלק המתאימה תיתן קודם-כל מושב אחד לכל מפלגה ומפלגה.</text:p>
      <text:p text:style-name="P28"><text:span text:style-name="T203">כל אחת מהשיטות הללו יכולה, כמובן, לתת תוצאות שונות. אבל האם ישנו הבדל </text:span><text:span text:style-name="T204">כללי </text:span><text:span text:style-name="T203">ביניהן? התשובה היא כן: ישנן שיטות, אשר באופן </text:span><text:span text:style-name="T204">כללי</text:span><text:span text:style-name="T203"> </text:span><text:span text:style-name="T204">נותנות עדיפות למפלגות </text:span><text:span text:style-name="T169">קטנות</text:span><text:span text:style-name="T204">, וישנן שיטות, אשר באופן כללי נותנות עדיפות למפלגות </text:span><text:span text:style-name="T169">גדולות</text:span><text:span text:style-name="T204">. חמש השיטות שתיארנו למעלה מסודרות בדיוק </text:span><text:span text:style-name="T205">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208">נדגים את זה על שלוש השיטות הפשוטות יותר – אדאמס, וובסטר וג’פרסון, עם שלושה מושבים ו-3 מפלגות שזכו ב: 210, 50, 40 קולות:</text:span></text:p>
      <text:list xml:id="list137956512" text:style-name="L7">
        <text:list-item>
          <text:p text:style-name="P82"><text:span text:style-name="T208">לפי שיטת אדאמס, </text:span><text:span text:style-name="T209">המושב הבא ניתן למפלגה </text:span><text:span text:style-name="T210">שהמנה</text:span><text:span text:style-name="T209"> (מספר קולות)/(מספר מושבים נוכחי) שלה גדול</text:span><text:span text:style-name="T210">ה</text:span><text:span text:style-name="T209"> ביותר. </text:span><text:span text:style-name="T210">המנה הזו</text:span><text:span text:style-name="T209"> אינסופי</text:span><text:span text:style-name="T210">ת</text:span><text:span text:style-name="T209"> עבור כל מפלגה שיש לה 0 מושבים, ולכן כל מפלגה תקבל מושב אחד (אפילו אם זכתה בקול אחד בלבד). החלוקה היא: 1, 1, 1.</text:span></text:p>
        </text:list-item>
        <text:list-item>
          <text:p text:style-name="P82"><text:span text:style-name="T209">לפי שיטת וובסטר, מפלגה א מקבלת מושב, ואז </text:span><text:span text:style-name="T211">המנה</text:span><text:span text:style-name="T209"> (מספר קולות)/(מספר מושבים נוכחי + ½) שלה </text:span><text:span text:style-name="T211">היא</text:span><text:span text:style-name="T209"> 140, </text:span><text:span text:style-name="T211">ו</text:span><text:span text:style-name="T209">ה</text:span><text:span text:style-name="T211">י</text:span><text:span text:style-name="T209">א עדיין גדול</text:span><text:span text:style-name="T211">ה</text:span><text:span text:style-name="T209"> </text:span><text:span text:style-name="T211">מהמנות </text:span><text:span text:style-name="T209">עבור שתי המפלגות האחרות (100, 80), ולכן מפלגה א מקבלת מושב נוסף. לאחר מכן </text:span><text:span text:style-name="T212">המנה</text:span><text:span text:style-name="T209"> שלה הוא 84, ולכן המושב השלישי ניתן למפלגה ב, והחלוקה היא 2, 1, 0.</text:span></text:p>
        </text:list-item>
        <text:list-item>
          <text:p text:style-name="P82"><text:span text:style-name="T209">לפי שיטת ג’פרסון, גם אחרי שמפלגה א מקבלת שני מושבים, </text:span><text:span text:style-name="T213">המנה</text:span><text:span text:style-name="T209"> (מספר קולות)/(מספר מושבים נוכחי + 1) שלה </text:span><text:span text:style-name="T213">היא</text:span><text:span text:style-name="T209"> 70, </text:span><text:span text:style-name="T213">והמנות</text:span><text:span text:style-name="T209"> של המפלגות האחרות </text:span><text:span text:style-name="T214">הן</text:span><text:span text:style-name="T209"> 50, 40, ולכן מפלגה א מקבלת גם את המושב השלישי, <text:s/>והחלוקה היא 3, 0, 0.</text:span></text:p>
        </text:list-item>
      </text:list>
      <text:p text:style-name="P31"><text:span text:style-name="T216">המשפט הבא מראה שזה </text:span><text:span text:style-name="T218">אינו</text:span><text:span text:style-name="T216"> מקרה חד-פעמי אלא </text:span><text:span text:style-name="T219">תופעה כללית</text:span><text:span text:style-name="T216">. </text:span><text:span text:style-name="T217">המשפט מתייחס לחלוקת מושבים ע"י שיטות-מחלק; כיוון ששיטות-מחלק הן עקביות, מספיק להראות הטיה בין זוגות של מפלגות.</text:span></text:p>
      <text:p text:style-name="P32"><text:span text:style-name="T181">משפט</text:span><text:span text:style-name="T216">. </text:span><text:span text:style-name="T228">נניח</text:span><text:span text:style-name="T227"> </text:span><text:span text:style-name="T228">שאנחנו מחלקים </text:span><text:span text:style-name="T225">מושבים </text:span><text:span text:style-name="T226">בין שתי מפלגות</text:span><text:span text:style-name="T225"> </text:span><text:span text:style-name="T216">בשיטת-מחלק עם פונקציה f(s)=s</text:span><text:span text:style-name="T245">+y</text:span><text:span text:style-name="T216">, כאשר </text:span><text:span text:style-name="T243">y</text:span><text:span text:style-name="T216"> <text:s/>הוא מספר ממשי כלשהו בין 0 ל-1. </text:span><text:span text:style-name="T229">מספר המושבים </text:span><text:span text:style-name="T170">המדוייק</text:span><text:span text:style-name="T229"> המגיע למפלגה א הוא מספר שלם a ועוד </text:span><text:span text:style-name="T231">שארית </text:span><text:span text:style-name="T229">כלשה</text:span><text:span text:style-name="T231">י בין 0 ל-1</text:span><text:span text:style-name="T229">, ומספר המושבים המדוייק המגיע למפלגה ב הוא מספר שלם b ועוד </text:span><text:span text:style-name="T231">שארית </text:span><text:span text:style-name="T229">כלשה</text:span><text:span text:style-name="T231">י בין 0 ל-1</text:span><text:span text:style-name="T229"> (</text:span><text:span text:style-name="T246">מכאן ש</text:span><text:span text:style-name="T229">מספר המושבים הכללי הוא a+b+1). אז מספר המושבים של מפלגה א יעוגל למעלה (ל- a+1) אם ורק אם </text:span><text:span text:style-name="T230">השארית </text:span><text:span text:style-name="T233">של מפלגה א</text:span><text:span text:style-name="T230"> </text:span><text:span text:style-name="T232">גדולה מ:</text:span></text:p>
      <text:p text:style-name="P48"><text:span text:style-name="T198">0.5 – (a-b)*(</text:span><text:span text:style-name="T244">y</text:span><text:span text:style-name="T198">-</text:span><text:span text:style-name="T235">0.5</text:span><text:span text:style-name="T198">)/(a+b+2y)</text:span></text:p>
      <text:p text:style-name="P54"><text:span text:style-name="T229">ל</text:span><text:span text:style-name="T234">פני שנוכיח את המשפט, ננסה להבין את המשמעות שלו. </text:span><text:span text:style-name="T242">הגורם</text:span><text:span text:style-name="T234"> בצד ימין </text:span><text:span text:style-name="T235">יכול להיות חיובי או שלילי.</text:span></text:p>
      <text:list xml:id="list792943783" text:style-name="L8">
        <text:list-item>
          <text:p text:style-name="P83"><text:span text:style-name="T235">אם הוא חיובי, אז הביטוי כולו </text:span><text:span text:style-name="T236">קטן </text:span><text:span text:style-name="T235">מ-0.5. זה אומר, </text:span><text:span text:style-name="T236">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85"><text:soft-page-break/>מצד שני, <text:span text:style-name="T266">אם </text:span>הביטוי בצד ימין שלילי, אז הביטוי כולו גדול מ-0.5. זה אומר, שמפלגה א תזכה במושב נוסף, רק אם השארית שלה תהיה גדולה ממש מ-0.5, וזה אומר שיש כאן הטיה לרעת מפלגה א.</text:p>
        </text:list-item>
      </text:list>
      <text:p text:style-name="P64"><text:span text:style-name="T236">א</text:span><text:span text:style-name="T198">יך זה קשור למספר </text:span><text:span text:style-name="T243">y</text:span><text:span text:style-name="T198">?</text:span></text:p>
      <text:list xml:id="list158488360" text:style-name="L9">
        <text:list-item>
          <text:p text:style-name="P84"><text:span text:style-name="T234">אם </text:span><text:span text:style-name="T243">y</text:span><text:span text:style-name="T234"> קטן מ-0.5, אז הביטוי בצד ימין הוא </text:span><text:span text:style-name="T236">חיובי אם ורק אם a קטן מ-b. כלומר, יש הטיה לטובת מפלגה א, אם ורק אם היא קטנה יותר ממפלגה ב. בפרט, שיטת אדאמס – </text:span><text:span text:style-name="T243">y</text:span><text:span text:style-name="T236">=0 – מוטה לטובת מפלגות קטנות, כמו שראינו בדוגמה.</text:span></text:p>
        </text:list-item>
        <text:list-item>
          <text:p text:style-name="P84"><text:span text:style-name="T236">אם </text:span><text:span text:style-name="T243">y</text:span><text:span text:style-name="T236"> גדול מ-0.5, אז </text:span><text:span text:style-name="T234">הביטוי בצד ימין הוא </text:span><text:span text:style-name="T236">חיובי אם ורק אם a גדול מ-b. כלומר, יש הטיה לטובת מפלגה א, אם ורק אם היא גדולה יותר ממפלגה ב. בפרט, שיטת </text:span><text:span text:style-name="T237">ג’פרסון </text:span><text:span text:style-name="T236">– </text:span><text:span text:style-name="T243">y</text:span><text:span text:style-name="T236">=</text:span><text:span text:style-name="T247">1</text:span><text:span text:style-name="T236"> – מוטה לטובת מפלגות </text:span><text:span text:style-name="T238">גדולות</text:span><text:span text:style-name="T236">, כמו שראינו בדוגמה.<text:line-break/><text:line-break/></text:span><text:span text:style-name="T206">תופעה מעניינת זו </text:span><text:span text:style-name="T207">יכולה להסביר, מדוע שיטת ג’פרסון היא הנפוצה ביותר בעולם: למפלגות גדולות יש אינטרס לבחור דווקא בשיטה הזאת </text:span><text:span text:style-name="T215">(כמו שיש להן נטיה לתמוך בחוקים </text:span><text:span text:style-name="T248">אחרים </text:span><text:span text:style-name="T215">הפוגעים במפלגות קטנות, כגון העלאת אחוז החסימה)</text:span><text:span text:style-name="T207">. </text:span><text:span text:style-name="T220">גם בישראל, </text:span><text:span text:style-name="T221">שיטת ג’פרסון </text:span><text:span text:style-name="T220">הונהגה </text:span><text:span text:style-name="T222">בחוק בדר-עופר, </text:span><text:span text:style-name="T223">שהועבר ע"י יוחנן בדר </text:span><text:span text:style-name="T220">מ</text:span><text:span text:style-name="T223">גח"ל ואברהם עופר </text:span><text:span text:style-name="T220">מ</text:span><text:span text:style-name="T223">המערך – </text:span><text:span text:style-name="T220">שני חברי-כנסת משתי המפלגות </text:span><text:span text:style-name="T224">שהיו אז </text:span><text:span text:style-name="T220">הגדולו</text:span><text:span text:style-name="T224">ת ביותר… </text:span></text:p>
        </text:list-item>
        <text:list-item>
          <text:p text:style-name="P86">יש רק ערך אחד של <text:s/>שבו אין שום הטיה – העיגול הוא תמיד לכיוון השלם הקרוב ביותר – והוא <text:span text:style-name="T282">y</text:span>=0.5 המתאים לשיטת וובסטר! <text:span text:style-name="T263">זו השיטה היחידה שבה חלוקת-המושבים בין כל זוג מפלגות היא </text:span><text:span text:style-name="T265">אותה </text:span><text:span text:style-name="T263">חלוקה, </text:span><text:span text:style-name="T264">שבתחילת הדיון הסכמנו שהיא הוגנת </text:span><text:span text:style-name="T263">– חלוקה שבה מעגלים תמיד לשלם הקרוב ביותר.</text:span></text:p>
        </text:list-item>
      </text:list>
      <text:p text:style-name="P33"><text:span text:style-name="T180">הוכח</text:span><text:span text:style-name="T182">ת המשפט</text:span><text:span text:style-name="T107">. </text:span><text:span text:style-name="T108">נניח </text:span><text:span text:style-name="T112">ש</text:span><text:span text:style-name="T109">ל</text:span><text:span text:style-name="T108">מפלגה א </text:span><text:span text:style-name="T109">מגיעים </text:span><text:span text:style-name="T108">a+x </text:span><text:span text:style-name="T109">מושבים ולמפלגה </text:span><text:span text:style-name="T108">ב </text:span><text:span text:style-name="T109">מגיעים </text:span><text:span text:style-name="T108">b+</text:span><text:span text:style-name="T145">1-x</text:span><text:span text:style-name="T108"> </text:span><text:span text:style-name="T109">מושבים</text:span><text:span text:style-name="T108">, כאשר a, b הם שלמים ו-x, </text:span><text:span text:style-name="T145">1-x</text:span><text:span text:style-name="T108"> הם השברים. </text:span><text:span text:style-name="T146">(</text:span><text:span text:style-name="T111">מספר המושבים הכולל הוא a+b+1</text:span><text:span text:style-name="T146">).</text:span></text:p>
      <text:p text:style-name="P34"><text:span text:style-name="T165">כ</text:span><text:span text:style-name="T153">יוון אחד</text:span><text:span text:style-name="T18">: נניח ש </text:span></text:p>
      <text:p text:style-name="P50"><text:span text:style-name="T239">x &gt; </text:span><text:span text:style-name="T198">0.5 – (a-b)*(</text:span><text:span text:style-name="T243">y</text:span><text:span text:style-name="T198">-</text:span><text:span text:style-name="T235">0.5</text:span><text:span text:style-name="T198">)/(a+b+2y)</text:span></text:p>
      <text:p text:style-name="P57">ונוכיח שמפלגה א מקבלת לפחות a+1 מושבים.</text:p>
      <text:p text:style-name="P61"><text:span text:style-name="T115">ב</text:span><text:span text:style-name="T18">מהלך ריצת האלגוריתם, כל עוד מפלגה א מחזיקה a מושבים או פחות, המנה שלה היא לפחות:</text:span></text:p>
      <text:p text:style-name="P51">(a+x)/(a+<text:span text:style-name="T259">y</text:span>)</text:p>
      <text:p text:style-name="P62"><text:span text:style-name="T115">נ</text:span><text:span text:style-name="T117">ציב את הגבול התחתון ל-x ונקבל, לאחר </text:span><text:span text:style-name="T118">קצת אלגברה</text:span><text:span text:style-name="T117">, שהמנה </text:span><text:span text:style-name="T116">הזאת</text:span><text:span text:style-name="T117"> </text:span><text:span text:style-name="T122">גדולה מ</text:span><text:span text:style-name="T117">:</text:span></text:p>
      <text:p text:style-name="P52">(a+b+1)/(a+b+2y)</text:p>
      <text:p text:style-name="P59">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p>
      <text:p text:style-name="P45"><text:span text:style-name="T114">(</text:span><text:span text:style-name="T119">b</text:span><text:span text:style-name="T114">+</text:span><text:span text:style-name="T121">y</text:span><text:span text:style-name="T114">)/(</text:span><text:span text:style-name="T119">b</text:span><text:span text:style-name="T114">+</text:span><text:span text:style-name="T150">y</text:span><text:span text:style-name="T114">) </text:span><text:span text:style-name="T121">= </text:span><text:span text:style-name="T114">(</text:span><text:span text:style-name="T119">b</text:span><text:span text:style-name="T114">+</text:span><text:span text:style-name="T120">1-x</text:span><text:span text:style-name="T114">)/(</text:span><text:span text:style-name="T119">b</text:span><text:span text:style-name="T114">+</text:span><text:span text:style-name="T150">y</text:span><text:span text:style-name="T114">)</text:span></text:p>
      <text:p text:style-name="P63"><text:span text:style-name="T18">שוב, נציב את הגבול התחתון ל-x ונפעיל אלגברה ונקבל שהמנה הזאת </text:span><text:span text:style-name="T122">קטנה מ</text:span><text:span text:style-name="T18">:</text:span></text:p>
      <text:p text:style-name="P53">(a+b+1)/(a+b+2y)</text:p>
      <text:p text:style-name="P58">המנה של מפלגה א גדולה ממש מהמנה של מפלגה ב, ולכן מפלגה א מקבלת את המושב ה- a+1.</text:p>
      <text:p text:style-name="P35"><text:span text:style-name="T165">כ</text:span><text:span text:style-name="T167">יוון </text:span><text:span text:style-name="T166">שני</text:span><text:span text:style-name="T113">: נניח ש </text:span></text:p>
      <text:p text:style-name="P49"><text:span text:style-name="T239">x &lt; </text:span><text:span text:style-name="T198">0.5 – (a-b)*(</text:span><text:span text:style-name="T249">y</text:span><text:span text:style-name="T198">-</text:span><text:span text:style-name="T235">0.5</text:span><text:span text:style-name="T198">)/(a+b+2y)</text:span></text:p>
      <text:p text:style-name="P87">נובע מכאן ש:</text:p>
      <text:p text:style-name="P46"><text:span text:style-name="T249">1-x</text:span><text:span text:style-name="T240"> &gt;</text:span><text:span text:style-name="T239"> </text:span><text:span text:style-name="T241">1 - [</text:span><text:span text:style-name="T232">0.5 – (a-b)*(</text:span><text:span text:style-name="T250">y</text:span><text:span text:style-name="T232">-</text:span><text:span text:style-name="T235">0.5</text:span><text:span text:style-name="T232">)/(a+b+2y)</text:span><text:span text:style-name="T241">] </text:span></text:p>
      <text:p text:style-name="P46"><text:soft-page-break/><text:span text:style-name="T251">1-x &gt;</text:span><text:span text:style-name="T241"> </text:span><text:span text:style-name="T232">0.5 – (</text:span><text:span text:style-name="T241">b-a</text:span><text:span text:style-name="T232">)*(</text:span><text:span text:style-name="T251">y</text:span><text:span text:style-name="T232">-</text:span><text:span text:style-name="T235">0.5</text:span><text:span text:style-name="T232">)/(a+b+2y)</text:span></text:p>
      <text:p text:style-name="P43"><text:span text:style-name="T147">קיבלנו בדיוק אותו ביטוי כמו בכיוון הראשון, פרט לכך ש-x מוחלף ב-</text:span><text:span text:style-name="T151">1 פחות x </text:span><text:span text:style-name="T152">(השארית של מפלגה ב),</text:span><text:span text:style-name="T147"> ו-a מוחלף ב-b. לכן, אם נפעיל את הכיוון הראשון על מפלגה ב, נקבל שמפלגה ב מקבלת לפחות b+1 מושבים. לכן מפלגה א מקבלת לכל היותר a מושבים. <text:s text:c="4"/>***</text:span></text:p>
      <text:p text:style-name="P36"><text:span text:style-name="T123">המשפט הקודם מראה יתרון משמעותי של שיטת וובסטר על-פני שיטות-מחלק אחרות, </text:span><text:span text:style-name="T124">כגון </text:span><text:span text:style-name="T123">אדאמס וג’פרסון: </text:span><text:span text:style-name="T126">שיטת וובסטר נותנת חלוקה </text:span><text:span text:style-name="T168">הוגנת</text:span><text:span text:style-name="T126"> לכל זוג של מפלגות (במובן שהעיגול בכל זוג הוא לכיוון ה"נכון", בלי הטיה לטובת מפלגה גדולה או קטנה).</text:span><text:span text:style-name="T123"> </text:span><text:span text:style-name="T125">מתברר שהמשפט נכון באופן כללי יותר, לא רק ביחס לשיטות-מחלק אלא ביחס לכל השיטות העקביות.</text:span></text:p>
      <text:p text:style-name="P39"><text:span text:style-name="T171">משפט</text:span><text:span text:style-name="T18">. שיטת וובסטר היא השיטה </text:span><text:span text:style-name="T153">העקבית היחידה</text:span><text:span text:style-name="T18"> הנותנת חלוקה הוגנת עבור כל זוג של מפלגות. </text:span></text:p>
      <text:p text:style-name="P40"><text:span text:style-name="T183">הוכחה</text:span><text:span text:style-name="T134">. </text:span><text:span text:style-name="T135">נניח בשלילה שקיימת שיטת חלוקת-מושבים </text:span><text:span text:style-name="T136">כלשהי</text:span><text:span text:style-name="T137">, </text:span><text:span text:style-name="T135">שהיא עקבית </text:span><text:span text:style-name="T138">ו</text:span><text:span text:style-name="T135">הוגנת, </text:span><text:span text:style-name="T138">אבל שונה משיטת וובסטר. </text:span><text:span text:style-name="T139">נניח שההבדל בין השיטות </text:span><text:span text:style-name="T140">מתגלה עבור </text:span><text:span text:style-name="T139">מספר מושבים מסויים h </text:span><text:span text:style-name="T141">ווקטור-הצבעות כלשהו v, </text:span><text:span text:style-name="T142">כאשר </text:span><text:span text:style-name="T139">שיטת וובסטר מחזירה וקטור חלוקת-מושבים כלשהו x, והשיטה האחרת מחזירה <text:s/>וקטור אחר כלשהו z. כיוון שסכום רכיבי שני הוקטורים שווה h, הוקטורים נבדלים זה מזה בשני מקומות לפחות; </text:span><text:span text:style-name="T143">יש לפחות שתי מפלגות i, k, שעבורן x</text:span><text:span text:style-name="T267">i</text:span><text:span text:style-name="T143"> &lt; z</text:span><text:span text:style-name="T267">i</text:span><text:span text:style-name="T143"> אבל x</text:span><text:span text:style-name="T267">k</text:span><text:span text:style-name="T143"> &gt; z</text:span><text:span text:style-name="T267">k <text:s/></text:span><text:span text:style-name="T273">(שיטת וובסטר נותנת יותר מושבים למפלגה k והשיטה האחרת נותנת יותר מושבים למפלגה i). </text:span></text:p>
      <text:p text:style-name="P41"><text:span text:style-name="T276">כיוון ששיטת וובסטר היא עקבית והוגנת, </text:span><text:span text:style-name="T277">מתקיים (כאשר "round” מציין עיגול לשלם הקרוב ביותר):</text:span></text:p>
      <text:p text:style-name="P47"><text:span text:style-name="T273">x</text:span><text:span text:style-name="T269">i </text:span><text:span text:style-name="T275"><text:s/></text:span><text:span text:style-name="T277">= round(</text:span><text:span text:style-name="T275">(</text:span><text:span text:style-name="T274">x</text:span><text:span text:style-name="T268">i</text:span><text:span text:style-name="T274">+x</text:span><text:span text:style-name="T268">k</text:span><text:span text:style-name="T275">)*v</text:span><text:span text:style-name="T270">i</text:span><text:span text:style-name="T275">/(v</text:span><text:span text:style-name="T270">i</text:span><text:span text:style-name="T275">+v</text:span><text:span text:style-name="T270">k</text:span><text:span text:style-name="T275">)</text:span><text:span text:style-name="T277">), <text:s text:c="3"/></text:span><text:span text:style-name="T273">x</text:span><text:span text:style-name="T271">k</text:span><text:span text:style-name="T269"> </text:span><text:span text:style-name="T275"><text:s/></text:span><text:span text:style-name="T277">= round(</text:span><text:span text:style-name="T275">(</text:span><text:span text:style-name="T274">x</text:span><text:span text:style-name="T268">i</text:span><text:span text:style-name="T274">+x</text:span><text:span text:style-name="T268">k</text:span><text:span text:style-name="T275">)*v</text:span><text:span text:style-name="T271">k</text:span><text:span text:style-name="T275">/(v</text:span><text:span text:style-name="T270">i</text:span><text:span text:style-name="T275">+v</text:span><text:span text:style-name="T270">k</text:span><text:span text:style-name="T275">)</text:span><text:span text:style-name="T277">), </text:span></text:p>
      <text:p text:style-name="P42">אותו הדבר נכון, לפי הנחתנו, לגבי השיטה האחרת, ולכן:</text:p>
      <text:p text:style-name="P47"><text:span text:style-name="T277">z</text:span><text:span text:style-name="T269">i </text:span><text:span text:style-name="T275"><text:s/></text:span><text:span text:style-name="T277">= round(</text:span><text:span text:style-name="T275">(</text:span><text:span text:style-name="T277">z</text:span><text:span text:style-name="T268">i</text:span><text:span text:style-name="T274">+</text:span><text:span text:style-name="T277">z</text:span><text:span text:style-name="T268">k</text:span><text:span text:style-name="T275">)*v</text:span><text:span text:style-name="T270">i</text:span><text:span text:style-name="T275">/(v</text:span><text:span text:style-name="T270">i</text:span><text:span text:style-name="T275">+v</text:span><text:span text:style-name="T270">k</text:span><text:span text:style-name="T275">)</text:span><text:span text:style-name="T277">), <text:s text:c="3"/></text:span><text:span text:style-name="T278">z</text:span><text:span text:style-name="T271">k</text:span><text:span text:style-name="T269"> </text:span><text:span text:style-name="T275"><text:s/></text:span><text:span text:style-name="T277">= round(</text:span><text:span text:style-name="T275">(</text:span><text:span text:style-name="T278">z</text:span><text:span text:style-name="T268">i</text:span><text:span text:style-name="T274">+</text:span><text:span text:style-name="T278">z</text:span><text:span text:style-name="T268">k</text:span><text:span text:style-name="T275">)*v</text:span><text:span text:style-name="T271">k</text:span><text:span text:style-name="T275">/(v</text:span><text:span text:style-name="T270">i</text:span><text:span text:style-name="T275">+v</text:span><text:span text:style-name="T270">k</text:span><text:span text:style-name="T275">)</text:span><text:span text:style-name="T277">), </text:span></text:p>
      <text:p text:style-name="P55"><text:span text:style-name="T278">כיוון ש-</text:span><text:span text:style-name="T279"> <text:s/></text:span><text:span text:style-name="T273">x</text:span><text:span text:style-name="T269">i</text:span><text:span text:style-name="T273"> &lt; z</text:span><text:span text:style-name="T269">i</text:span><text:span text:style-name="T273">, </text:span><text:span text:style-name="T278">ופונקציית העיגול round היא מונוטונית, בהכרח <text:s/></text:span><text:span text:style-name="T277">z</text:span><text:span text:style-name="T268">i</text:span><text:span text:style-name="T274">+</text:span><text:span text:style-name="T277">z</text:span><text:span text:style-name="T268">k </text:span><text:span text:style-name="T274">&gt; x</text:span><text:span text:style-name="T268">i</text:span><text:span text:style-name="T274">+x</text:span><text:span text:style-name="T268">k</text:span><text:span text:style-name="T274">.</text:span></text:p>
      <text:p text:style-name="P56"><text:span text:style-name="T274">מ</text:span><text:span text:style-name="T280">צד שני, כיוון ש- </text:span><text:span text:style-name="T273">x</text:span><text:span text:style-name="T272">k</text:span><text:span text:style-name="T273"> &gt; z</text:span><text:span text:style-name="T272">k</text:span><text:span text:style-name="T280">, </text:span><text:span text:style-name="T278">בהכרח <text:s/></text:span><text:span text:style-name="T277">z</text:span><text:span text:style-name="T268">i</text:span><text:span text:style-name="T274">+</text:span><text:span text:style-name="T277">z</text:span><text:span text:style-name="T268">k </text:span><text:span text:style-name="T274">&lt; x</text:span><text:span text:style-name="T268">i</text:span><text:span text:style-name="T274">+x</text:span><text:span text:style-name="T268">k</text:span><text:span text:style-name="T274">; </text:span><text:span text:style-name="T281">אבל זו סתירה. ***</text:span></text:p>
      <text:p text:style-name="P60"/>
      <text:p text:style-name="Heading_20_2">מקורות</text:p>
      <text:list xml:id="list1875904265" text:style-name="L10">
        <text:list-item>
          <text:p text:style-name="P88"><text:bookmark text:name="CITEREFBalinskiYoung1982"/><text:span text:style-name="Citation"><text:span text:style-name="T130">Balinski, Michel L.; Young, H. Peyton (1982). Fair Representation: Meeting the Ideal of One Man, One Vote. </text:span></text:span></text:p>
        </text:list-item>
        <text:list-item>
          <text:p text:style-name="P89"><text:bookmark text:name="CITEREFPukelsheim2017"/><text:span text:style-name="Citation">Pukelsheim, Friedrich (2017). “</text:span><text:span text:style-name="Citation"><text:span text:style-name="T262">Proportional Representation: Apportionment Methods and Their Applications”. </text:span></text:span><text:span text:style-name="Citation"><text:span text:style-name="T258">Sub. 9.10.</text:span></text:span></text:p>
          <text:p text:style-name="P89"/>
        </text:list-item>
      </text:list>
      <text:p text:style-name="P7">סיכם: אראל סגל-הלוי.</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03-23T11:01:02.677000000</dc:date>
    <meta:editing-duration>P16DT48M47S</meta:editing-duration>
    <meta:editing-cycles>2024</meta:editing-cycles>
    <meta:document-statistic meta:table-count="0" meta:image-count="0" meta:object-count="0" meta:page-count="6" meta:paragraph-count="110" meta:word-count="2609" meta:character-count="14595" meta:non-whitespace-character-count="12047"/>
  </office:meta>
</office:document-meta>
</file>